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" svg:font-family="Courier"/>
    <style:font-face style:name="Courier New" svg:font-family="'Courier New'"/>
    <style:font-face style:name="Helv" svg:font-family="Helv"/>
    <style:font-face style:name="Helvetica" svg:font-family="Helvetica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 draw:opacity="100%" draw:shadow="hidden"/>
    </style:style>
    <style:style style:name="gr2" style:family="graphic" style:parent-style-name="standard">
      <style:graphic-properties draw:stroke="none" draw:fill="none" fo:min-height="2.957cm" fo:min-width="2.54cm" fo:padding-top="0cm" fo:padding-bottom="0cm" fo:padding-left="0cm" fo:padding-right="0cm"/>
    </style:style>
    <style:style style:name="gr3" style:family="graphic" style:parent-style-name="standard">
      <style:graphic-properties draw:stroke="none" draw:fill="none" fo:min-height="12.876cm" fo:min-width="2.54cm" fo:padding-top="0cm" fo:padding-bottom="0cm" fo:padding-left="0cm" fo:padding-r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ffe5ca" draw:textarea-horizontal-align="justify" draw:textarea-vertical-align="middle" draw:auto-grow-height="false" fo:min-height="10.75cm" fo:min-width="6.5cm"/>
    </style:style>
    <style:style style:name="gr6" style:family="graphic" style:parent-style-name="standard">
      <style:graphic-properties draw:stroke="solid" svg:stroke-width="0.035cm" svg:stroke-color="#000000" draw:fill="none" fo:padding-top="0.142cm" fo:padding-bottom="0.142cm" fo:padding-left="0.267cm" fo:padding-right="0.267cm" draw:shadow="hidden"/>
    </style:style>
    <style:style style:name="gr7" style:family="graphic" style:parent-style-name="standard">
      <style:graphic-properties draw:stroke="none" draw:fill="none" draw:auto-grow-width="true" fo:min-height="1.12cm" fo:min-width="2.54cm" fo:padding-top="0cm" fo:padding-bottom="0cm" fo:padding-left="0cm" fo:padding-right="0cm"/>
    </style:style>
    <style:style style:name="gr8" style:family="graphic" style:parent-style-name="standard">
      <style:graphic-properties draw:stroke="none" draw:fill="none" fo:min-height="1.12cm" fo:min-width="2.54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06cm" svg:stroke-color="#919191" draw:marker-start-width="0.277cm" draw:marker-end="Marker_5f_0" draw:marker-end-width="0.257cm" draw:marker-end-center="false" draw:fill="none" fo:padding-top="0.154cm" fo:padding-bottom="0.154cm" fo:padding-left="0.279cm" fo:padding-right="0.279cm" draw:shadow="hidden"/>
    </style:style>
    <style:style style:name="gr10" style:family="graphic" style:parent-style-name="standard">
      <style:graphic-properties draw:stroke="solid" svg:stroke-width="0.035cm" svg:stroke-color="#cecece" draw:fill="none" fo:padding-top="0.142cm" fo:padding-bottom="0.142cm" fo:padding-left="0.267cm" fo:padding-right="0.267cm" draw:shadow="hidden"/>
    </style:style>
    <style:style style:name="gr11" style:family="graphic" style:parent-style-name="standard">
      <style:graphic-properties draw:stroke="solid" svg:stroke-width="0.035cm" svg:stroke-color="#000000" draw:marker-end="Marker_5f_0" draw:marker-end-width="0.176cm" draw:marker-end-center="false" draw:fill="none" fo:padding-top="0.142cm" fo:padding-bottom="0.142cm" fo:padding-left="0.267cm" fo:padding-right="0.267cm" draw:shadow="hidden"/>
    </style:style>
    <style:style style:name="gr12" style:family="graphic" style:parent-style-name="standard">
      <style:graphic-properties draw:stroke="solid" svg:stroke-width="0.035cm" svg:stroke-color="#ffffff" draw:fill="none" fo:min-height="2.205cm" fo:min-width="2.54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035cm" svg:stroke-color="#ffffff" draw:fill="none" fo:min-height="1.191cm" fo:min-width="2.54cm" fo:padding-top="0cm" fo:padding-bottom="0cm" fo:padding-left="0cm" fo:padding-right="0cm"/>
    </style:style>
    <style:style style:name="gr14" style:family="graphic" style:parent-style-name="standard">
      <style:graphic-properties draw:stroke="solid" svg:stroke-width="0.035cm" svg:stroke-color="#000000" draw:fill="solid" draw:fill-color="#919191" draw:opacity="100%" fo:padding-top="0.142cm" fo:padding-bottom="0.142cm" fo:padding-left="0.267cm" fo:padding-right="0.267cm" draw:shadow="hidden"/>
    </style:style>
    <style:style style:name="gr15" style:family="graphic" style:parent-style-name="standard">
      <style:graphic-properties draw:stroke="solid" svg:stroke-width="0.035cm" svg:stroke-color="#000000" draw:fill="solid" draw:fill-color="#dadada" draw:opacity="100%" fo:padding-top="0.142cm" fo:padding-bottom="0.142cm" fo:padding-left="0.267cm" fo:padding-right="0.267cm" draw:shadow="hidden"/>
    </style:style>
    <style:style style:name="gr16" style:family="graphic" style:parent-style-name="standard">
      <style:graphic-properties draw:stroke="solid" svg:stroke-width="0.035cm" svg:stroke-color="#000000" draw:fill="solid" draw:fill-color="#cecece" draw:opacity="100%" fo:padding-top="0.142cm" fo:padding-bottom="0.142cm" fo:padding-left="0.267cm" fo:padding-right="0.267cm" draw:shadow="hidden"/>
    </style:style>
    <style:style style:name="gr17" style:family="graphic" style:parent-style-name="standard">
      <style:graphic-properties draw:stroke="none" draw:fill="none" draw:auto-grow-width="true" fo:min-height="1.973cm" fo:min-width="2.54cm" fo:padding-top="0cm" fo:padding-bottom="0cm" fo:padding-left="0cm" fo:padding-right="0cm"/>
    </style:style>
    <style:style style:name="gr18" style:family="graphic" style:parent-style-name="standard">
      <style:graphic-properties draw:stroke="solid" svg:stroke-width="0.035cm" svg:stroke-color="#000000" draw:fill="solid" draw:fill-color="#eaec5e" draw:opacity="100%" fo:padding-top="0.142cm" fo:padding-bottom="0.142cm" fo:padding-left="0.267cm" fo:padding-right="0.267cm" draw:shadow="hidden"/>
    </style:style>
    <style:style style:name="gr19" style:family="graphic" style:parent-style-name="standard">
      <style:graphic-properties draw:stroke="solid" svg:stroke-width="0.035cm" svg:stroke-color="#000000" draw:marker-start="Marker_5f_0" draw:marker-start-width="0.176cm" draw:marker-start-center="false" draw:marker-end="Marker_5f_0" draw:marker-end-width="0.176cm" draw:marker-end-center="false" draw:fill="none" fo:padding-top="0.142cm" fo:padding-bottom="0.142cm" fo:padding-left="0.267cm" fo:padding-right="0.267cm" draw:shadow="hidden"/>
    </style:style>
    <style:style style:name="gr20" style:family="graphic" style:parent-style-name="standard">
      <style:graphic-properties draw:stroke="none" draw:fill="solid" draw:fill-color="#ffffff" draw:opacity="100%" fo:min-height="0.939cm" fo:min-width="2.54cm" fo:padding-top="0cm" fo:padding-bottom="0cm" fo:padding-left="0cm" fo:padding-right="0cm" draw:shadow="hidden"/>
    </style:style>
    <style:style style:name="gr21" style:family="graphic" style:parent-style-name="standard">
      <style:graphic-properties draw:stroke="none" draw:fill="none" fo:min-height="1.632cm" fo:min-width="2.54cm" fo:padding-top="0cm" fo:padding-bottom="0cm" fo:padding-left="0cm" fo:padding-right="0cm"/>
    </style:style>
    <style:style style:name="gr22" style:family="graphic" style:parent-style-name="standard">
      <style:graphic-properties draw:stroke="none" draw:fill="none" fo:min-height="0.869cm" fo:min-width="2.54cm" fo:padding-top="0cm" fo:padding-bottom="0cm" fo:padding-left="0cm" fo:padding-right="0cm"/>
    </style:style>
    <style:style style:name="gr23" style:family="graphic" style:parent-style-name="standard">
      <style:graphic-properties draw:stroke="solid" svg:stroke-width="0.035cm" svg:stroke-color="#000000" draw:fill="solid" draw:fill-color="#000000" draw:opacity="100%" fo:padding-top="0.142cm" fo:padding-bottom="0.142cm" fo:padding-left="0.267cm" fo:padding-right="0.267cm" draw:shadow="hidden"/>
    </style:style>
    <style:style style:name="gr24" style:family="graphic" style:parent-style-name="standard">
      <style:graphic-properties draw:stroke="none" draw:fill="none" fo:min-height="2.134cm" fo:min-width="2.54cm" fo:padding-top="0cm" fo:padding-bottom="0cm" fo:padding-left="0cm" fo:padding-right="0cm"/>
    </style:style>
    <style:style style:name="gr25" style:family="graphic" style:parent-style-name="standard">
      <style:graphic-properties draw:stroke="solid" svg:stroke-width="0.035cm" svg:stroke-color="#72bf44" draw:fill="solid" draw:fill-color="#add58a" draw:opacity="100%" fo:padding-top="0.142cm" fo:padding-bottom="0.142cm" fo:padding-left="0.267cm" fo:padding-right="0.267cm" draw:shadow="hidden"/>
    </style:style>
    <style:style style:name="gr26" style:family="graphic" style:parent-style-name="standard">
      <style:graphic-properties draw:stroke="solid" svg:stroke-width="0.106cm" svg:stroke-color="#000000" draw:fill="none" fo:padding-top="0.178cm" fo:padding-bottom="0.178cm" fo:padding-left="0.303cm" fo:padding-right="0.303cm" draw:shadow="hidden"/>
    </style:style>
    <style:style style:name="gr27" style:family="graphic" style:parent-style-name="standard">
      <style:graphic-properties draw:stroke="solid" svg:stroke-width="0.035cm" svg:stroke-color="#000000" draw:fill="solid" draw:fill-color="#ffe5ca" draw:opacity="100%" fo:padding-top="0.142cm" fo:padding-bottom="0.142cm" fo:padding-left="0.267cm" fo:padding-right="0.267cm" draw:shadow="hidden"/>
    </style:style>
    <style:style style:name="gr28" style:family="graphic" style:parent-style-name="standard">
      <style:graphic-properties draw:stroke="solid" svg:stroke-width="0.035cm" svg:stroke-color="#000000" draw:fill="solid" draw:fill-color="#bcaed5" draw:opacity="100%" fo:padding-top="0.142cm" fo:padding-bottom="0.142cm" fo:padding-left="0.267cm" fo:padding-right="0.267cm" draw:shadow="hidden"/>
    </style:style>
    <style:style style:name="gr29" style:family="graphic" style:parent-style-name="standard">
      <style:graphic-properties draw:stroke="solid" svg:stroke-width="0.035cm" svg:stroke-color="#000000" draw:marker-start="Marker_5f_0" draw:marker-start-width="0.176cm" draw:marker-start-center="false" draw:fill="none" fo:padding-top="0.142cm" fo:padding-bottom="0.142cm" fo:padding-left="0.267cm" fo:padding-right="0.267cm" draw:shadow="hidden"/>
    </style:style>
    <style:style style:name="gr30" style:family="graphic" style:parent-style-name="standard">
      <style:graphic-properties draw:stroke="none" draw:fill="none" fo:min-height="3.215cm" fo:min-width="2.54cm" fo:padding-top="0cm" fo:padding-bottom="0cm" fo:padding-left="0cm" fo:padding-right="0cm"/>
    </style:style>
    <style:style style:name="gr31" style:family="graphic" style:parent-style-name="standard">
      <style:graphic-properties draw:stroke="solid" svg:stroke-width="0.035cm" svg:stroke-color="#000000" draw:fill="none" draw:fill-color="#bcaed5" fo:padding-top="0.142cm" fo:padding-bottom="0.142cm" fo:padding-left="0.267cm" fo:padding-right="0.267cm" draw:shadow="hidden"/>
    </style:style>
    <style:style style:name="gr32" style:family="graphic" style:parent-style-name="standard">
      <style:graphic-properties draw:stroke="solid" svg:stroke-width="0.035cm" svg:stroke-color="#000000" draw:fill="solid" draw:fill-color="#ffffff" draw:opacity="100%" fo:padding-top="0.142cm" fo:padding-bottom="0.142cm" fo:padding-left="0.267cm" fo:padding-right="0.267cm" draw:shadow="hidden"/>
    </style:style>
    <style:style style:name="gr33" style:family="graphic" style:parent-style-name="standard">
      <style:graphic-properties draw:stroke="none" draw:fill="none" fo:min-height="1.191cm" fo:min-width="2.54cm" fo:padding-top="0cm" fo:padding-bottom="0cm" fo:padding-left="0cm" fo:padding-right="0cm"/>
    </style:style>
    <style:style style:name="gr34" style:family="graphic" style:parent-style-name="standard">
      <style:graphic-properties draw:stroke="solid" svg:stroke-width="0.071cm" svg:stroke-color="#000000" draw:marker-end="Marker_5f_0" draw:marker-end-width="0.176cm" draw:marker-end-center="false" draw:fill="none" fo:padding-top="0.16cm" fo:padding-bottom="0.16cm" fo:padding-left="0.285cm" fo:padding-right="0.285cm" draw:shadow="hidden"/>
    </style:style>
    <style:style style:name="gr35" style:family="graphic" style:parent-style-name="standard">
      <style:graphic-properties draw:stroke="solid" svg:stroke-width="0.071cm" svg:stroke-color="#000000" draw:fill="none" fo:padding-top="0.16cm" fo:padding-bottom="0.16cm" fo:padding-left="0.285cm" fo:padding-right="0.285cm" draw:shadow="hidden"/>
    </style:style>
    <style:style style:name="gr36" style:family="graphic" style:parent-style-name="standard">
      <style:graphic-properties draw:stroke="solid" svg:stroke-width="0.035cm" svg:stroke-color="#000000" draw:fill="solid" draw:fill-color="#ffffff" draw:opacity="100%" fo:padding-top="0.142cm" fo:padding-bottom="0.142cm" fo:padding-left="0.267cm" fo:padding-right="0.267cm" draw:shadow="visible" draw:shadow-offset-x="0cm" draw:shadow-offset-y="0cm" draw:shadow-color="#919191" draw:shadow-opacity="100%"/>
    </style:style>
    <style:style style:name="gr37" style:family="graphic" style:parent-style-name="standard">
      <style:graphic-properties draw:stroke="solid" svg:stroke-width="0.035cm" svg:stroke-color="#000000" draw:fill="solid" draw:fill-color="#eaeaea" draw:opacity="100%" fo:padding-top="0.142cm" fo:padding-bottom="0.142cm" fo:padding-left="0.267cm" fo:padding-right="0.267cm" draw:shadow="hidden"/>
    </style:style>
    <style:style style:name="gr38" style:family="graphic" style:parent-style-name="standard">
      <style:graphic-properties draw:stroke="none" draw:fill="none" fo:min-height="0.904cm" fo:min-width="2.54cm" fo:padding-top="0cm" fo:padding-bottom="0cm" fo:padding-left="0cm" fo:padding-right="0cm"/>
    </style:style>
    <style:style style:name="gr39" style:family="graphic" style:parent-style-name="standard">
      <style:graphic-properties draw:stroke="dash" draw:stroke-dash="Dash_5f_0" svg:stroke-width="0.071cm" svg:stroke-color="#000000" draw:marker-end="Marker_5f_0" draw:marker-end-width="0.176cm" draw:marker-end-center="false" draw:fill="none" fo:padding-top="0.16cm" fo:padding-bottom="0.16cm" fo:padding-left="0.285cm" fo:padding-right="0.285cm" draw:shadow="hidden"/>
    </style:style>
    <style:style style:name="gr40" style:family="graphic" style:parent-style-name="standard">
      <style:graphic-properties draw:stroke="none" draw:fill="none" fo:min-height="1.914cm" fo:min-width="2.54cm" fo:padding-top="0cm" fo:padding-bottom="0cm" fo:padding-left="0cm" fo:padding-right="0cm"/>
    </style:style>
    <style:style style:name="gr41" style:family="graphic" style:parent-style-name="standard">
      <style:graphic-properties draw:stroke="none" draw:fill="none" fo:min-height="0.789cm" fo:min-width="2.54cm" fo:padding-top="0cm" fo:padding-bottom="0cm" fo:padding-left="0cm" fo:padding-right="0cm"/>
    </style:style>
    <style:style style:name="gr42" style:family="graphic" style:parent-style-name="standard">
      <style:graphic-properties draw:stroke="dash" draw:stroke-dash="Dash_5f_1" svg:stroke-width="0.071cm" svg:stroke-color="#000000" draw:marker-end="Marker_5f_0" draw:marker-end-width="0.176cm" draw:marker-end-center="false" draw:fill="none" fo:padding-top="0.16cm" fo:padding-bottom="0.16cm" fo:padding-left="0.285cm" fo:padding-right="0.285cm" draw:shadow="hidden"/>
    </style:style>
    <style:style style:name="gr43" style:family="graphic" style:parent-style-name="standard">
      <style:graphic-properties draw:stroke="none" draw:fill="none" fo:min-height="1.482cm" fo:min-width="2.54cm" fo:padding-top="0cm" fo:padding-bottom="0cm" fo:padding-left="0cm" fo:padding-right="0cm"/>
    </style:style>
    <style:style style:name="pr1" style:family="presentation" style:parent-style-name="Master0-notes">
      <style:graphic-properties draw:fill="none" fo:min-height="12.573cm"/>
    </style:style>
    <style:style style:name="P1" style:family="paragraph">
      <loext:graphic-properties draw:fill="solid" draw:fill-color="#ffffff" draw:opacity="100%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margin-left="0.789cm" fo:margin-right="0cm" fo:margin-top="0.635cm" fo:margin-bottom="0cm" fo:line-height="90%" fo:text-align="start" fo:text-indent="-0.789cm"/>
    </style:style>
    <style:style style:name="P5" style:family="paragraph">
      <loext:graphic-properties draw:fill="none"/>
    </style:style>
    <style:style style:name="P6" style:family="paragraph">
      <style:paragraph-properties fo:margin-left="0cm" fo:margin-right="0cm" fo:margin-top="0.339cm" fo:margin-bottom="0cm" fo:line-height="90%" fo:text-align="justify" fo:text-indent="0cm"/>
    </style:style>
    <style:style style:name="P7" style:family="paragraph">
      <loext:graphic-properties draw:fill="none"/>
      <style:paragraph-properties fo:margin-left="0.61cm" fo:margin-right="0cm" fo:text-indent="0cm"/>
    </style:style>
    <style:style style:name="P8" style:family="paragraph">
      <loext:graphic-properties draw:fill-color="#ffe5ca"/>
      <style:paragraph-properties fo:text-align="center"/>
      <style:text-properties fo:font-size="14pt" style:font-size-asian="18pt" style:font-size-complex="18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size="20pt" style:font-size-asian="20pt" style:font-size-complex="20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20pt" style:font-size-asian="20pt" style:font-size-complex="20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loext:graphic-properties draw:fill="none"/>
      <style:text-properties fo:font-size="18pt" style:font-size-asian="18pt" style:font-size-complex="18pt"/>
    </style:style>
    <style:style style:name="P13" style:family="paragraph">
      <loext:graphic-properties draw:fill="none"/>
      <style:text-properties fo:font-size="24pt" style:font-size-asian="24pt" style:font-size-complex="24pt"/>
    </style:style>
    <style:style style:name="P14" style:family="paragraph">
      <loext:graphic-properties draw:fill="none"/>
      <style:text-properties fo:font-size="20pt" style:font-size-asian="20pt" style:font-size-complex="20pt"/>
    </style:style>
    <style:style style:name="P15" style:family="paragraph">
      <style:paragraph-properties fo:margin-left="0cm" fo:margin-right="0cm" fo:margin-top="0cm" fo:margin-bottom="0.423cm" fo:text-indent="0cm"/>
    </style:style>
    <style:style style:name="P16" style:family="paragraph">
      <loext:graphic-properties draw:fill="none"/>
      <style:paragraph-properties fo:margin-left="0cm" fo:margin-right="0cm" fo:margin-top="0cm" fo:margin-bottom="0.423cm" fo:line-height="100%" fo:text-align="start" fo:text-indent="0cm"/>
    </style:style>
    <style:style style:name="P17" style:family="paragraph">
      <style:paragraph-properties fo:margin-left="0cm" fo:margin-right="0cm" fo:margin-top="0cm" fo:margin-bottom="0cm" fo:line-height="100%" fo:text-align="start" fo:text-indent="0cm"/>
      <style:text-properties fo:font-size="18pt" style:font-size-asian="18pt" style:font-size-complex="18pt"/>
    </style:style>
    <style:style style:name="P18" style:family="paragraph">
      <loext:graphic-properties draw:fill="solid" draw:fill-color="#919191" draw:opacity="100%"/>
    </style:style>
    <style:style style:name="P19" style:family="paragraph">
      <loext:graphic-properties draw:fill="solid" draw:fill-color="#dadada" draw:opacity="100%"/>
    </style:style>
    <style:style style:name="P20" style:family="paragraph">
      <loext:graphic-properties draw:fill="solid" draw:fill-color="#cecece" draw:opacity="100%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24pt" style:font-size-asian="24pt" style:font-size-complex="24pt"/>
    </style:style>
    <style:style style:name="P22" style:family="paragraph">
      <style:paragraph-properties fo:margin-left="0cm" fo:margin-right="0cm" fo:text-align="center" fo:text-indent="0cm"/>
      <style:text-properties style:font-name="Liberation Sans" fo:font-size="24pt" style:letter-kerning="true" style:font-name-asian="Noto Sans CJK SC" style:font-size-asian="24pt" style:font-name-complex="Lohit Devanagari" style:font-size-complex="24pt"/>
    </style:style>
    <style:style style:name="P23" style:family="paragraph">
      <loext:graphic-properties draw:fill="none"/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24" style:family="paragraph">
      <loext:graphic-properties draw:fill="solid" draw:fill-color="#eaec5e" draw:opacity="100%"/>
    </style:style>
    <style:style style:name="P25" style:family="paragraph">
      <loext:graphic-properties draw:fill="solid" draw:fill-color="#000000" draw:opacity="100%"/>
    </style:style>
    <style:style style:name="P26" style:family="paragraph"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27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28" style:family="paragraph">
      <loext:graphic-properties draw:fill="solid" draw:fill-color="#add58a" draw:opacity="100%"/>
    </style:style>
    <style:style style:name="P29" style:family="paragraph">
      <loext:graphic-properties draw:fill="solid" draw:fill-color="#ffe5ca" draw:opacity="100%"/>
    </style:style>
    <style:style style:name="P30" style:family="paragraph">
      <loext:graphic-properties draw:fill="solid" draw:fill-color="#bcaed5" draw:opacity="100%"/>
    </style:style>
    <style:style style:name="P31" style:family="paragraph">
      <loext:graphic-properties draw:fill="none" draw:fill-color="#bcaed5"/>
    </style:style>
    <style:style style:name="P32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33" style:family="paragraph">
      <style:paragraph-properties fo:margin-left="0.953cm" fo:margin-right="0cm" fo:margin-top="0cm" fo:margin-bottom="0.457cm" fo:line-height="107%" fo:text-align="start" fo:text-indent="-0.953cm"/>
    </style:style>
    <style:style style:name="P34" style:family="paragraph">
      <style:paragraph-properties fo:margin-left="0cm" fo:margin-right="0cm" fo:text-indent="0cm"/>
    </style:style>
    <style:style style:name="P35" style:family="paragraph">
      <loext:graphic-properties draw:fill="solid" draw:fill-color="#eaeaea" draw:opacity="100%"/>
    </style:style>
    <style:style style:name="P36" style:family="paragraph">
      <style:paragraph-properties fo:margin-left="0cm" fo:margin-right="0cm" fo:margin-top="0.423cm" fo:margin-bottom="0cm" fo:line-height="90%" fo:text-align="center" fo:text-indent="0cm"/>
    </style:style>
    <style:style style:name="P37" style:family="paragraph">
      <style:paragraph-properties fo:margin-left="0cm" fo:margin-right="0cm" fo:margin-top="0cm" fo:margin-bottom="0cm" fo:line-height="90%" fo:text-align="center" fo:text-indent="0cm"/>
    </style:style>
    <style:style style:name="T1" style:family="text">
      <style:text-properties fo:color="#767900" style:font-name="Helv" fo:font-size="36pt" fo:font-weight="bold" style:font-name-asian="Helv" style:font-size-asian="36pt" style:font-weight-asian="bold" style:font-name-complex="Helv" style:font-size-complex="36pt" style:font-weight-complex="bold"/>
    </style:style>
    <style:style style:name="T2" style:family="text">
      <style:text-properties fo:color="#000000" style:font-name="Helvetica" fo:font-size="24pt" fo:font-weight="bold" style:font-name-asian="Helvetica" style:font-size-asian="24pt" style:font-weight-asian="bold" style:font-name-complex="Helvetica" style:font-size-complex="24pt" style:font-weight-complex="bold"/>
    </style:style>
    <style:style style:name="T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4" style:family="text">
      <style:text-properties fo:color="#000000" style:font-name="Helv" fo:font-size="20pt" fo:font-weight="bold" style:font-name-asian="Helv" style:font-size-asian="20pt" style:font-weight-asian="bold" style:font-name-complex="Helv" style:font-size-complex="20pt" style:font-weight-complex="bold"/>
    </style:style>
    <style:style style:name="T5" style:family="text">
      <style:text-properties fo:color="#000000" style:font-name="Helv" fo:font-size="24pt" fo:font-weight="bold" style:font-name-asian="Helv" style:font-size-asian="24pt" style:font-weight-asian="bold" style:font-name-complex="Helv" style:font-size-complex="24pt" style:font-weight-complex="bold"/>
    </style:style>
    <style:style style:name="T6" style:family="text">
      <style:text-properties style:use-window-font-color="true" style:font-name="Liberation Sans" fo:font-size="18pt" fo:font-weight="normal" style:font-name-asian="Noto Sans CJK SC" style:font-size-asian="18pt" style:font-weight-asian="normal" style:font-name-complex="Lohit Devanagari" style:font-size-complex="18pt" style:font-weight-complex="normal"/>
    </style:style>
    <style:style style:name="T7" style:family="text">
      <style:text-properties fo:color="#000000" style:font-name="Helv" fo:font-size="24pt" style:font-name-asian="Helv" style:font-size-asian="24pt" style:font-name-complex="Helv" style:font-size-complex="24pt"/>
    </style:style>
    <style:style style:name="T8" style:family="text">
      <style:text-properties fo:color="#000000" style:font-name="Helv" fo:font-size="18pt" fo:font-weight="bold" style:font-name-asian="Helv" style:font-size-asian="18pt" style:font-weight-asian="bold" style:font-name-complex="Helv" style:font-size-complex="18pt" style:font-weight-complex="bold"/>
    </style:style>
    <style:style style:name="T9" style:family="text">
      <style:text-properties fo:color="#000000"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10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000000" style:font-name="Helv" fo:font-size="16pt" fo:font-weight="bold" style:font-name-asian="Helv" style:font-size-asian="16pt" style:font-weight-asian="bold" style:font-name-complex="Helv" style:font-size-complex="16pt" style:font-weight-complex="bold"/>
    </style:style>
    <style:style style:name="T13" style:family="text">
      <style:text-properties fo:color="#000000" style:font-name="Helv" fo:font-weight="bold" style:font-name-asian="Helv" style:font-weight-asian="bold" style:font-name-complex="Helv" style:font-weight-complex="bold"/>
    </style:style>
    <style:style style:name="T14" style:family="text">
      <style:text-properties fo:color="#000000" style:font-name="Helv" fo:font-size="18pt" style:font-name-asian="Helv" style:font-size-asian="18pt" style:font-name-complex="Helv" style:font-size-complex="18pt"/>
    </style:style>
    <style:style style:name="T15" style:family="text">
      <style:text-properties fo:color="#000000" style:font-name="Courier" fo:font-size="10pt" style:font-name-asian="Courier" style:font-size-asian="10pt" style:font-name-complex="Courier" style:font-size-complex="10pt"/>
    </style:style>
    <style:style style:name="T16" style:family="text">
      <style:text-properties fo:color="#000000" style:font-name="Helvetica" fo:font-size="17pt" fo:font-weight="bold" style:font-name-asian="Helvetica" style:font-size-asian="17pt" style:font-weight-asian="bold" style:font-name-complex="Helvetica" style:font-size-complex="17pt" style:font-weight-complex="bold"/>
    </style:style>
    <style:style style:name="T17" style:family="text">
      <style:text-properties fo:color="#000000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18" style:family="text">
      <style:text-properties fo:color="#000000" style:font-name="Helvetica" fo:font-size="16pt" fo:font-style="italic" fo:font-weight="bold" style:font-name-asian="Helvetica" style:font-size-asian="16pt" style:font-style-asian="italic" style:font-weight-asian="bold" style:font-name-complex="Helvetica" style:font-size-complex="1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254cm"/>
        <style:text-properties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0" presentation:presentation-page-layout-name="AL1T0">
        <draw:rect draw:style-name="gr1" draw:text-style-name="P1" draw:layer="layout" svg:width="28.094cm" svg:height="19.711cm" svg:x="0cm" svg:y="0cm">
          <text:p/>
        </draw:rect>
        <draw:frame draw:style-name="gr2" draw:text-style-name="P3" draw:layer="layout" svg:width="24.56cm" svg:height="2.957cm" svg:x="1.98cm" svg:y="1.045cm">
          <draw:text-box>
            <text:p text:style-name="P2"><text:span text:style-name="T1">Me</text:span><text:span text:style-name="T1">mor</text:span><text:span text:style-name="T1">y </text:span><text:span text:style-name="T1">Man</text:span><text:span text:style-name="T1">age</text:span><text:span text:style-name="T1">men</text:span><text:span text:style-name="T1">t</text:span></text:p>
          </draw:text-box>
        </draw:frame>
        <draw:frame draw:style-name="gr3" draw:text-style-name="P5" draw:layer="layout" svg:width="23.989cm" svg:height="12.876cm" svg:x="1.94cm" svg:y="4.599cm">
          <draw:text-box>
            <text:list text:style-name="L2">
              <text:list-item>
                <text:p text:style-name="P4"><text:span text:style-name="T2">Memor</text:span><text:span text:style-name="T2">y </text:span><text:span text:style-name="T2">map </text:span><text:span text:style-name="T2">of a </text:span><text:span text:style-name="T2">proc</text:span><text:span text:style-name="T2">ess</text:span></text:p>
              </text:list-item>
              <text:list-item>
                <text:p text:style-name="P4"><text:span text:style-name="T2">Managi</text:span><text:span text:style-name="T2">ng </text:span><text:span text:style-name="T2">mem</text:span><text:span text:style-name="T2">ory </text:span><text:span text:style-name="T2">in a </text:span><text:span text:style-name="T2">proc</text:span><text:span text:style-name="T2">ess</text:span></text:p>
              </text:list-item>
              <text:list-item>
                <text:p text:style-name="P4"><text:span text:style-name="T2">System </text:span><text:span text:style-name="T2">V IPC </text:span><text:span text:style-name="T2">shar</text:span><text:span text:style-name="T2">ed </text:span><text:span text:style-name="T2">mem</text:span><text:span text:style-name="T2">ory</text:span></text:p>
              </text:list-item>
              <text:list-item>
                <text:p text:style-name="P4"><text:span text:style-name="T2">Memor</text:span><text:span text:style-name="T2">y </text:span><text:span text:style-name="T2">mapp</text:span><text:span text:style-name="T2">ing </text:span><text:span text:style-name="T2">Files</text:span></text:p>
              </text:list-item>
            </text:list>
          </draw:text-box>
        </draw:frame>
        <presentation:notes draw:style-name="dp2">
          <draw:page-thumbnail draw:style-name="gr4" draw:layer="layout" svg:width="13.97cm" svg:height="10.465cm" svg:x="3.81cm" svg:y="2.134cm" draw:page-number="1" presentation:class="page"/>
          <draw:frame presentation:style-name="pr1" draw:text-style-name="P7" draw:layer="layout" svg:width="17.272cm" svg:height="12.573cm" svg:x="2.159cm" svg:y="13.259cm" presentation:class="notes" presentation:user-transformed="true">
            <draw:text-box>
              <text:p text:style-name="P6"><text:span text:style-name="T3">This section deals with </text:span><text:span text:style-name="T3">the way in which </text:span><text:span text:style-name="T3">memory is managed on </text:span><text:span text:style-name="T3">behalf of a Unix </text:span><text:span text:style-name="T3">process. <text:s/>First, we look </text:span><text:span text:style-name="T3">at the "standard" </text:span><text:span text:style-name="T3">memory map of a </text:span><text:span text:style-name="T3">process, showing the </text:span><text:span text:style-name="T3">various sections or </text:span><text:span text:style-name="T3">"segments" of the </text:span><text:span text:style-name="T3">process. <text:s/>Shared </text:span><text:span text:style-name="T3">memory is discussed </text:span><text:span text:style-name="T3">and compared with </text:span><text:span text:style-name="T3">memory mapping.</text:span></text:p>
            </draw:text-box>
          </draw:frame>
        </presentation:notes>
      </draw:page>
      <draw:page draw:name="page2" draw:style-name="dp1" draw:master-page-name="Master0">
        <draw:rect draw:style-name="gr1" draw:text-style-name="P1" draw:layer="layout" svg:width="28.094cm" svg:height="19.711cm" svg:x="0.04cm" svg:y="0.079cm">
          <text:p/>
        </draw:rect>
        <draw:frame draw:style-name="gr2" draw:text-style-name="P3" draw:layer="layout" svg:width="23.881cm" svg:height="2.957cm" svg:x="1.909cm" svg:y="1.257cm">
          <draw:text-box>
            <text:p text:style-name="P2"><text:span text:style-name="T1">Me</text:span><text:span text:style-name="T1">mor</text:span><text:span text:style-name="T1">y </text:span><text:span text:style-name="T1">Map </text:span><text:span text:style-name="T1">of a </text:span><text:span text:style-name="T1">Proc</text:span><text:span text:style-name="T1">ess</text:span></text:p>
          </draw:text-box>
        </draw:frame>
        <draw:custom-shape draw:style-name="gr5" draw:text-style-name="P8" draw:layer="layout" svg:width="7cm" svg:height="11cm" svg:x="6.34cm" svg:y="6.04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6.421cm" svg:y1="8.374cm" svg:x2="13.406cm" svg:y2="8.374cm">
          <text:p/>
        </draw:line>
        <draw:line draw:style-name="gr6" draw:text-style-name="P5" draw:layer="layout" svg:x1="6.421cm" svg:y1="11.126cm" svg:x2="13.406cm" svg:y2="11.126cm">
          <text:p/>
        </draw:line>
        <draw:line draw:style-name="gr6" draw:text-style-name="P5" draw:layer="layout" svg:x1="6.421cm" svg:y1="14.936cm" svg:x2="13.406cm" svg:y2="14.936cm">
          <text:p/>
        </draw:line>
        <draw:frame draw:style-name="gr7" draw:text-style-name="P10" draw:layer="layout" svg:width="2.54cm" svg:height="1.12cm" svg:x="8.601cm" svg:y="6.434cm">
          <draw:text-box>
            <text:p text:style-name="P9"><text:span text:style-name="T4">text</text:span></text:p>
          </draw:text-box>
        </draw:frame>
        <draw:frame draw:style-name="gr8" draw:text-style-name="P12" draw:layer="layout" svg:width="2.006cm" svg:height="1.12cm" svg:x="8.987cm" svg:y="8.974cm">
          <draw:text-box>
            <text:p text:style-name="P11"><text:span text:style-name="T4">data</text:span></text:p>
          </draw:text-box>
        </draw:frame>
        <draw:frame draw:style-name="gr8" draw:text-style-name="P13" draw:layer="layout" svg:width="2.43cm" svg:height="1.12cm" svg:x="8.987cm" svg:y="15.535cm">
          <draw:text-box>
            <text:p text:style-name="P11"><text:span text:style-name="T4">stack</text:span></text:p>
          </draw:text-box>
        </draw:frame>
        <draw:line draw:style-name="gr9" draw:text-style-name="P5" draw:layer="layout" svg:x1="11.924cm" svg:y1="14.936cm" svg:x2="11.924cm" svg:y2="13.877cm">
          <text:p/>
        </draw:line>
        <draw:line draw:style-name="gr10" draw:text-style-name="P5" draw:layer="layout" svg:x1="6.421cm" svg:y1="12.184cm" svg:x2="13.406cm" svg:y2="12.184cm">
          <text:p/>
        </draw:line>
        <draw:frame draw:style-name="gr8" draw:text-style-name="P14" draw:layer="layout" svg:width="2.24cm" svg:height="1.12cm" svg:x="8.987cm" svg:y="11.307cm">
          <draw:text-box>
            <text:p text:style-name="P11"><text:span text:style-name="T4">heap</text:span></text:p>
          </draw:text-box>
        </draw:frame>
        <draw:line draw:style-name="gr9" draw:text-style-name="P5" draw:layer="layout" svg:x1="11.924cm" svg:y1="12.184cm" svg:x2="11.924cm" svg:y2="13.242cm">
          <text:p/>
        </draw:line>
        <draw:line draw:style-name="gr11" draw:text-style-name="P5" draw:layer="layout" svg:x1="16.581cm" svg:y1="6.892cm" svg:x2="12.982cm" svg:y2="6.892cm">
          <text:p/>
        </draw:line>
        <draw:line draw:style-name="gr11" draw:text-style-name="P5" draw:layer="layout" svg:x1="16.581cm" svg:y1="9.856cm" svg:x2="12.982cm" svg:y2="9.856cm">
          <text:p/>
        </draw:line>
        <draw:line draw:style-name="gr11" draw:text-style-name="P5" draw:layer="layout" svg:x1="16.581cm" svg:y1="16.206cm" svg:x2="12.982cm" svg:y2="16.206cm">
          <text:p/>
        </draw:line>
        <draw:frame draw:style-name="gr12" draw:text-style-name="P16" draw:layer="layout" svg:width="8.017cm" svg:height="2.205cm" svg:x="17.107cm" svg:y="6.372cm">
          <draw:text-box>
            <text:p text:style-name="P15">instructions<text:span text:style-name="T5"> </text:span>being<text:span text:style-name="T5"> </text:span>executed</text:p>
          </draw:text-box>
        </draw:frame>
        <draw:frame draw:style-name="gr12" draw:text-style-name="P16" draw:layer="layout" svg:width="8.017cm" svg:height="2.205cm" svg:x="17.107cm" svg:y="9.036cm">
          <draw:text-box>
            <text:p text:style-name="P15">initialised<text:span text:style-name="T5"> </text:span>and<text:span text:style-name="T5"> </text:span>uninitialised<text:span text:style-name="T5"> </text:span>data</text:p>
          </draw:text-box>
        </draw:frame>
        <draw:frame draw:style-name="gr13" draw:text-style-name="P16" draw:layer="layout" svg:width="8.44cm" svg:height="1.191cm" svg:x="17.107cm" svg:y="15.609cm">
          <draw:text-box>
            <text:p text:style-name="P15">automatic<text:span text:style-name="T5"> </text:span>variables</text:p>
          </draw:text-box>
        </draw:frame>
        <draw:frame draw:style-name="gr12" draw:text-style-name="P16" draw:layer="layout" svg:width="8.017cm" svg:height="2.205cm" svg:x="17.107cm" svg:y="12.422cm">
          <draw:text-box>
            <text:p text:style-name="P15">memory<text:span text:style-name="T5"> </text:span>allocated<text:span text:style-name="T5"> </text:span>using<text:span text:style-name="T5"> </text:span>malloc<text:span text:style-name="T6">(),</text:span><text:span text:style-name="T5"> </text:span>etc.</text:p>
          </draw:text-box>
        </draw:frame>
        <draw:line draw:style-name="gr11" draw:text-style-name="P5" draw:layer="layout" svg:x1="16.581cm" svg:y1="13.454cm" svg:x2="12.982cm" svg:y2="11.761cm">
          <text:p/>
        </draw:line>
        <draw:frame draw:style-name="gr8" draw:text-style-name="P5" draw:layer="layout" svg:width="2.465cm" svg:height="1.12cm" svg:x="7.025cm" svg:y="12.784cm">
          <draw:text-box>
            <text:p text:style-name="P2"><text:span text:style-name="T7">hole</text:span></text:p>
          </draw:text-box>
        </draw:frame>
        <draw:g>
          <draw:frame draw:style-name="gr8" draw:text-style-name="P12" draw:layer="layout" svg:width="2.006cm" svg:height="1.12cm" svg:x="4.283cm" svg:y="5.164cm">
            <draw:text-box>
              <text:p text:style-name="P17"><text:span text:style-name="T8">2GB</text:span></text:p>
            </draw:text-box>
          </draw:frame>
          <draw:frame draw:style-name="gr8" draw:text-style-name="P12" draw:layer="layout" svg:width="2.006cm" svg:height="1.12cm" svg:x="4.283cm" svg:y="16.805cm">
            <draw:text-box>
              <text:p text:style-name="P17"><text:span text:style-name="T8">4GB</text:span></text:p>
            </draw:text-box>
          </draw:frame>
        </draw:g>
        <presentation:notes draw:style-name="dp2">
          <draw:page-thumbnail draw:style-name="gr4" draw:layer="layout" svg:width="13.97cm" svg:height="10.465cm" svg:x="3.81cm" svg:y="2.134cm" draw:page-number="2" presentation:class="page"/>
          <draw:frame presentation:style-name="pr1" draw:text-style-name="P7" draw:layer="layout" svg:width="17.272cm" svg:height="12.573cm" svg:x="2.159cm" svg:y="13.259cm" presentation:class="notes" presentation:user-transformed="true">
            <draw:text-box>
              <text:p text:style-name="P6"><text:span text:style-name="T3">A Unix process </text:span><text:span text:style-name="T3">executes in its own </text:span><text:span text:style-name="T9">virtual memory</text:span><text:span text:style-name="T3"> or </text:span><text:span text:style-name="T9">virtual address space</text:span><text:span text:style-name="T3">. </text:span><text:span text:style-name="T3">The virtual memory is </text:span><text:span text:style-name="T3">a linear address space, </text:span><text:span text:style-name="T3">(i.e. addressed from 0 </text:span><text:span text:style-name="T3">upwards). Its size will </text:span><text:span text:style-name="T3">depend on the </text:span><text:span text:style-name="T3">implementation, but </text:span><text:span text:style-name="T3">modern systems allow </text:span><text:span text:style-name="T3">processes to use 32 </text:span><text:span text:style-name="T3">bits to specify a virtual </text:span><text:span text:style-name="T3">address, giving a </text:span><text:span text:style-name="T3">virtual address space </text:span><text:span text:style-name="T3">of some 4GB (the first </text:span><text:span text:style-name="T3">2GB is usually </text:span><text:span text:style-name="T3">reserved by the </text:span><text:span text:style-name="T3">kernel).</text:span></text:p>
              <text:p text:style-name="P6"><text:span text:style-name="T3">The virtual memory of </text:span><text:span text:style-name="T3">a process is organised </text:span><text:span text:style-name="T3">into sections or </text:span><text:span text:style-name="T3">"segments", as shown </text:span><text:span text:style-name="T3">above. This layout, </text:span><text:span text:style-name="T3">and the addressing </text:span><text:span text:style-name="T3">scheme to achieve it, is </text:span><text:span text:style-name="T3">constructed by the link </text:span><text:span text:style-name="T3">editor (</text:span><text:span text:style-name="T10">ld</text:span><text:span text:style-name="T3">), and the </text:span><text:span text:style-name="T3">correct memory </text:span><text:span text:style-name="T3">mappings are </text:span><text:span text:style-name="T3">established when a </text:span><text:span text:style-name="T3">program is executed </text:span><text:span text:style-name="T3">(more about this later).</text:span></text:p>
              <text:p text:style-name="P6"><text:span text:style-name="T3">The </text:span><text:span text:style-name="T9">text</text:span><text:span text:style-name="T3"> portion of a </text:span><text:span text:style-name="T3">process is the area of </text:span><text:span text:style-name="T3">memory containing </text:span><text:span text:style-name="T3">the instructions being </text:span><text:span text:style-name="T3">executed. The virtual-</text:span><text:span text:style-name="T3">memory system </text:span><text:span text:style-name="T3">arranges for this </text:span><text:span text:style-name="T3">memory to be read-</text:span><text:span text:style-name="T3">only, and any attempt </text:span><text:span text:style-name="T3">by a process to change </text:span><text:span text:style-name="T3">the contents of a </text:span><text:span text:style-name="T3">location in this area </text:span><text:span text:style-name="T3">will result in a trap </text:span><text:span text:style-name="T3">(usually a </text:span><text:span text:style-name="T3">segmentation </text:span><text:span text:style-name="T3">violation or bus error).</text:span></text:p>
              <text:p text:style-name="P6"><text:span text:style-name="T3">The </text:span><text:span text:style-name="T9">data</text:span><text:span text:style-name="T3"> area contains </text:span><text:span text:style-name="T3">all static and global </text:span><text:span text:style-name="T3">variables, initialised </text:span><text:span text:style-name="T3">and uninitialised, of </text:span><text:span text:style-name="T3">the program.</text:span></text:p>
              <text:p text:style-name="P6"><text:span text:style-name="T3">The </text:span><text:span text:style-name="T9">heap</text:span><text:span text:style-name="T3"> area is used </text:span><text:span text:style-name="T3">when more memory is </text:span><text:span text:style-name="T3">allocated to the </text:span><text:span text:style-name="T3">process dynamically </text:span><text:span text:style-name="T3">(using </text:span><text:span text:style-name="T10">malloc()</text:span><text:span text:style-name="T3"> and </text:span><text:span text:style-name="T3">related routines).</text:span></text:p>
              <text:p text:style-name="P6"><text:span text:style-name="T3">The </text:span><text:span text:style-name="T9">stack</text:span><text:span text:style-name="T3"> area is used </text:span><text:span text:style-name="T3">to hold the stack </text:span><text:span text:style-name="T3">frames of the process, </text:span><text:span text:style-name="T3">which may contain </text:span><text:span text:style-name="T3">return addresses from </text:span><text:span text:style-name="T3">routines and automatic </text:span><text:span text:style-name="T3">variables of the </text:span><text:span text:style-name="T3">routines being called.</text:span></text:p>
              <text:p text:style-name="P6"><text:span text:style-name="T3">There will normally be </text:span><text:span text:style-name="T3">a (very large) </text:span><text:span text:style-name="T9">hole</text:span><text:span text:style-name="T3"> in </text:span><text:span text:style-name="T3">the memory map </text:span><text:span text:style-name="T3">between the heap and </text:span><text:span text:style-name="T3">the stack. However, </text:span><text:span text:style-name="T3">given that both areas </text:span><text:span text:style-name="T3">may grow during </text:span><text:span text:style-name="T3">execution, it is </text:span><text:span text:style-name="T3">possible, although </text:span><text:span text:style-name="T3">unlikely, that they may </text:span><text:span text:style-name="T3">collide. In this case, </text:span><text:span text:style-name="T3">the process will </text:span><text:span text:style-name="T3">terminate with an </text:span><text:span text:style-name="T3">appropriate error </text:span><text:span text:style-name="T3">message.</text:span></text:p>
              <text:p text:style-name="P6"><text:span text:style-name="T3">You may normally </text:span><text:span text:style-name="T3">assign an upper limit </text:span><text:span text:style-name="T3">to the sizes of the stack </text:span><text:span text:style-name="T3">and data segments of a </text:span><text:span text:style-name="T3">process (as well as </text:span><text:span text:style-name="T3">some other resource </text:span><text:span text:style-name="T3">limits such as cpu </text:span><text:span text:style-name="T3">time). This is done </text:span><text:span text:style-name="T3">using the </text:span><text:span text:style-name="T10">setrlimit()</text:span><text:span text:style-name="T3"> </text:span><text:span text:style-name="T3">system call (the limits </text:span><text:span text:style-name="T3">can be examined using </text:span><text:span text:style-name="T10">getrlimit()</text:span><text:span text:style-name="T3">). <text:s/></text:span><text:span text:style-name="T3">Default values will be </text:span><text:span text:style-name="T3">around 8MB for stack </text:span><text:span text:style-name="T3">and about 500MB for </text:span><text:span text:style-name="T3">the data segment.</text:span></text:p>
              <text:p text:style-name="P6"><text:span text:style-name="T3">All shared memory and </text:span><text:span text:style-name="T3">file mapping utilise </text:span><text:span text:style-name="T3">the </text:span><text:span text:style-name="T9">hole</text:span><text:span text:style-name="T3"> segment.</text:span></text:p>
            </draw:text-box>
          </draw:frame>
        </presentation:notes>
      </draw:page>
      <draw:page draw:name="page3" draw:style-name="dp1" draw:master-page-name="Master0">
        <draw:rect draw:style-name="gr1" draw:text-style-name="P1" draw:layer="layout" svg:width="28.094cm" svg:height="19.711cm" svg:x="0cm" svg:y="0cm">
          <text:p/>
        </draw:rect>
        <draw:frame draw:style-name="gr2" draw:text-style-name="P3" draw:layer="layout" svg:width="23.31cm" svg:height="2.957cm" svg:x="1.98cm" svg:y="1.045cm">
          <draw:text-box>
            <text:p text:style-name="P2"><text:span text:style-name="T1">Virt</text:span><text:span text:style-name="T1">ual </text:span><text:span text:style-name="T1">Me</text:span><text:span text:style-name="T1">mor</text:span><text:span text:style-name="T1">y</text:span></text:p>
          </draw:text-box>
        </draw:frame>
        <draw:rect draw:style-name="gr6" draw:text-style-name="P5" draw:layer="layout" svg:width="1.31cm" svg:height="1.945cm" svg:x="4.688cm" svg:y="14.407cm">
          <text:p/>
        </draw:rect>
        <draw:rect draw:style-name="gr14" draw:text-style-name="P18" draw:layer="layout" svg:width="1.27cm" svg:height="1.945cm" svg:x="5.997cm" svg:y="14.407cm">
          <text:p/>
        </draw:rect>
        <draw:rect draw:style-name="gr6" draw:text-style-name="P5" draw:layer="layout" svg:width="1.31cm" svg:height="1.945cm" svg:x="7.228cm" svg:y="14.407cm">
          <text:p/>
        </draw:rect>
        <draw:rect draw:style-name="gr15" draw:text-style-name="P19" draw:layer="layout" svg:width="1.23cm" svg:height="1.945cm" svg:x="8.537cm" svg:y="14.407cm">
          <text:p/>
        </draw:rect>
        <draw:rect draw:style-name="gr6" draw:text-style-name="P5" draw:layer="layout" svg:width="1.31cm" svg:height="1.945cm" svg:x="9.768cm" svg:y="14.407cm">
          <text:p/>
        </draw:rect>
        <draw:rect draw:style-name="gr14" draw:text-style-name="P18" draw:layer="layout" svg:width="1.31cm" svg:height="1.945cm" svg:x="11.038cm" svg:y="14.407cm">
          <text:p/>
        </draw:rect>
        <draw:rect draw:style-name="gr16" draw:text-style-name="P20" draw:layer="layout" svg:width="1.31cm" svg:height="1.945cm" svg:x="12.308cm" svg:y="14.407cm">
          <text:p/>
        </draw:rect>
        <draw:rect draw:style-name="gr14" draw:text-style-name="P18" draw:layer="layout" svg:width="1.31cm" svg:height="1.945cm" svg:x="13.578cm" svg:y="14.407cm">
          <text:p/>
        </draw:rect>
        <draw:rect draw:style-name="gr6" draw:text-style-name="P5" draw:layer="layout" svg:width="1.31cm" svg:height="1.945cm" svg:x="14.9cm" svg:y="14.407cm">
          <text:p/>
        </draw:rect>
        <draw:rect draw:style-name="gr15" draw:text-style-name="P19" draw:layer="layout" svg:width="1.349cm" svg:height="1.945cm" svg:x="16.184cm" svg:y="14.407cm">
          <text:p/>
        </draw:rect>
        <draw:rect draw:style-name="gr15" draw:text-style-name="P19" draw:layer="layout" svg:width="1.31cm" svg:height="1.945cm" svg:x="17.546cm" svg:y="14.407cm">
          <text:p/>
        </draw:rect>
        <draw:rect draw:style-name="gr6" draw:text-style-name="P5" draw:layer="layout" svg:width="1.31cm" svg:height="1.945cm" svg:x="18.869cm" svg:y="14.407cm">
          <text:p/>
        </draw:rect>
        <draw:rect draw:style-name="gr16" draw:text-style-name="P20" draw:layer="layout" svg:width="1.349cm" svg:height="1.945cm" svg:x="20.152cm" svg:y="14.407cm">
          <text:p/>
        </draw:rect>
        <draw:rect draw:style-name="gr6" draw:text-style-name="P5" draw:layer="layout" svg:width="1.31cm" svg:height="1.945cm" svg:x="21.515cm" svg:y="14.407cm">
          <text:p/>
        </draw:rect>
        <draw:rect draw:style-name="gr15" draw:text-style-name="P19" draw:layer="layout" svg:width="1.31cm" svg:height="1.945cm" svg:x="3.418cm" svg:y="14.407cm">
          <text:p/>
        </draw:rect>
        <draw:rect draw:style-name="gr6" draw:text-style-name="P5" draw:layer="layout" svg:width="1.31cm" svg:height="1.945cm" svg:x="22.838cm" svg:y="14.407cm">
          <text:p/>
        </draw:rect>
        <draw:rect draw:style-name="gr6" draw:text-style-name="P5" draw:layer="layout" svg:width="1.31cm" svg:height="1.945cm" svg:x="17.176cm" svg:y="6.945cm">
          <text:p/>
        </draw:rect>
        <draw:rect draw:style-name="gr16" draw:text-style-name="P20" draw:layer="layout" svg:width="1.31cm" svg:height="1.945cm" svg:x="18.499cm" svg:y="6.945cm">
          <text:p/>
        </draw:rect>
        <draw:rect draw:style-name="gr16" draw:text-style-name="P20" draw:layer="layout" svg:width="1.31cm" svg:height="1.945cm" svg:x="19.822cm" svg:y="6.945cm">
          <text:p/>
        </draw:rect>
        <draw:rect draw:style-name="gr14" draw:text-style-name="P18" draw:layer="layout" svg:width="4.551cm" svg:height="1.958cm" svg:x="5.693cm" svg:y="6.932cm">
          <text:p/>
        </draw:rect>
        <draw:rect draw:style-name="gr6" draw:text-style-name="P5" draw:layer="layout" svg:width="1.31cm" svg:height="1.945cm" svg:x="9.503cm" svg:y="6.945cm">
          <text:p/>
        </draw:rect>
        <draw:rect draw:style-name="gr6" draw:text-style-name="P5" draw:layer="layout" svg:width="1.31cm" svg:height="1.945cm" svg:x="6.963cm" svg:y="6.945cm">
          <text:p/>
        </draw:rect>
        <draw:rect draw:style-name="gr6" draw:text-style-name="P5" draw:layer="layout" svg:width="1.27cm" svg:height="1.958cm" svg:x="8.273cm" svg:y="6.945cm">
          <text:p/>
        </draw:rect>
        <draw:rect draw:style-name="gr6" draw:text-style-name="P5" draw:layer="layout" svg:width="1.31cm" svg:height="1.945cm" svg:x="5.693cm" svg:y="6.945cm">
          <text:p/>
        </draw:rect>
        <draw:rect draw:style-name="gr15" draw:text-style-name="P19" draw:layer="layout" svg:width="5.398cm" svg:height="1.958cm" svg:x="10.799cm" svg:y="6.932cm">
          <text:p/>
        </draw:rect>
        <draw:rect draw:style-name="gr15" draw:text-style-name="P19" draw:layer="layout" svg:width="1.27cm" svg:height="1.958cm" svg:x="10.813cm" svg:y="6.945cm">
          <text:p/>
        </draw:rect>
        <draw:rect draw:style-name="gr15" draw:text-style-name="P19" draw:layer="layout" svg:width="1.31cm" svg:height="1.945cm" svg:x="12.043cm" svg:y="6.945cm">
          <text:p/>
        </draw:rect>
        <draw:rect draw:style-name="gr15" draw:text-style-name="P19" draw:layer="layout" svg:width="1.257cm" svg:height="1.945cm" svg:x="13.313cm" svg:y="6.945cm">
          <text:p/>
        </draw:rect>
        <draw:rect draw:style-name="gr15" draw:text-style-name="P19" draw:layer="layout" svg:width="1.257cm" svg:height="1.945cm" svg:x="14.583cm" svg:y="6.945cm">
          <text:p/>
        </draw:rect>
        <draw:rect draw:style-name="gr6" draw:text-style-name="P5" draw:layer="layout" svg:width="1.31cm" svg:height="1.945cm" svg:x="15.853cm" svg:y="6.945cm">
          <text:p/>
        </draw:rect>
        <draw:rect draw:style-name="gr14" draw:text-style-name="P18" draw:layer="layout" svg:width="0.847cm" svg:height="1.936cm" svg:x="7.228cm" svg:y="14.415cm">
          <text:p/>
        </draw:rect>
        <draw:rect draw:style-name="gr15" draw:text-style-name="P19" draw:layer="layout" svg:width="0.578cm" svg:height="1.936cm" svg:x="4.688cm" svg:y="14.415cm">
          <text:p/>
        </draw:rect>
        <draw:frame draw:style-name="gr17" draw:text-style-name="P21" draw:layer="layout" svg:width="3.058cm" svg:height="1.973cm" svg:x="11.687cm" svg:y="4.74cm">
          <draw:text-box>
            <text:p text:style-name="P11"><text:span text:style-name="T11">Process</text:span></text:p>
          </draw:text-box>
        </draw:frame>
        <draw:frame draw:style-name="gr8" draw:text-style-name="P5" draw:layer="layout" svg:width="7.183cm" svg:height="1.12cm" svg:x="9.463cm" svg:y="16.7cm">
          <draw:text-box>
            <text:p text:style-name="P11"><text:span text:style-name="T11">Physical</text:span><text:span text:style-name="T5"> </text:span><text:span text:style-name="T11">Memory</text:span></text:p>
          </draw:text-box>
        </draw:frame>
        <draw:frame draw:style-name="gr17" draw:text-style-name="P23" draw:layer="layout" svg:width="2.54cm" svg:height="1.973cm" svg:x="6.603cm" svg:y="9.768cm">
          <draw:text-box>
            <text:p text:style-name="P22">Text</text:p>
          </draw:text-box>
        </draw:frame>
        <draw:frame draw:style-name="gr8" draw:text-style-name="P5" draw:layer="layout" svg:width="2.099cm" svg:height="1.12cm" svg:x="12.48cm" svg:y="9.662cm">
          <draw:text-box>
            <text:p text:style-name="P11"><text:span text:style-name="T11">Data</text:span></text:p>
          </draw:text-box>
        </draw:frame>
        <draw:frame draw:style-name="gr8" draw:text-style-name="P5" draw:layer="layout" svg:width="2.522cm" svg:height="1.12cm" svg:x="18.618cm" svg:y="9.556cm">
          <draw:text-box>
            <text:p text:style-name="P11"><text:span text:style-name="T11">Stack</text:span></text:p>
          </draw:text-box>
        </draw:frame>
        <presentation:notes draw:style-name="dp2">
          <draw:page-thumbnail draw:style-name="gr4" draw:layer="layout" svg:width="13.97cm" svg:height="10.465cm" svg:x="3.81cm" svg:y="2.134cm" draw:page-number="3" presentation:class="page"/>
          <draw:frame presentation:style-name="pr1" draw:text-style-name="P7" draw:layer="layout" svg:width="17.272cm" svg:height="12.573cm" svg:x="2.159cm" svg:y="13.259cm" presentation:class="notes" presentation:user-transformed="true">
            <draw:text-box>
              <text:p text:style-name="P6"><text:span text:style-name="T3">The memory of a </text:span><text:span text:style-name="T3">process can be thought </text:span><text:span text:style-name="T3">of as a series of </text:span><text:span text:style-name="T9">pages</text:span><text:span text:style-name="T3">. </text:span><text:span text:style-name="T3">The size of a page </text:span><text:span text:style-name="T3">depends on the system </text:span><text:span text:style-name="T3">being used (it is a </text:span><text:span text:style-name="T3">property of the </text:span><text:span text:style-name="T3">memory-management </text:span><text:span text:style-name="T3">hardware of a </text:span><text:span text:style-name="T3">machine), but will </text:span><text:span text:style-name="T3">normally be 4KB or </text:span><text:span text:style-name="T3">8KB.</text:span></text:p>
              <text:p text:style-name="P6"><text:span text:style-name="T3">Groups of related </text:span><text:span text:style-name="T3">pages are known as </text:span><text:span text:style-name="T9">segments</text:span><text:span text:style-name="T3">. Earlier </text:span><text:span text:style-name="T3">versions of Unix </text:span><text:span text:style-name="T3">treated segments as </text:span><text:span text:style-name="T3">entities in themselves, </text:span><text:span text:style-name="T3">but more recent </text:span><text:span text:style-name="T3">versions deal with </text:span><text:span text:style-name="T3">pages in preference to </text:span><text:span text:style-name="T3">segments. In common </text:span><text:span text:style-name="T3">with the "traditional" </text:span><text:span text:style-name="T3">Unix model, a process </text:span><text:span text:style-name="T3">has three main </text:span><text:span text:style-name="T3">segments associated </text:span><text:span text:style-name="T3">with it, namely text, </text:span><text:span text:style-name="T3">data and stack. This </text:span><text:span text:style-name="T3">has already been </text:span><text:span text:style-name="T3">described.</text:span></text:p>
              <text:p text:style-name="P6"><text:span text:style-name="T3">Processes access their </text:span><text:span text:style-name="T3">address space through </text:span><text:span text:style-name="T9">virtual addresses. </text:span><text:span text:style-name="T3">The </text:span><text:span text:style-name="T3">virtual-memory system </text:span><text:span text:style-name="T9">maps</text:span><text:span text:style-name="T3"> the virtual </text:span><text:span text:style-name="T3">addresses, a page at a </text:span><text:span text:style-name="T3">time, onto the </text:span><text:span text:style-name="T3">machine’s physical </text:span><text:span text:style-name="T3">memory pages, so that </text:span><text:span text:style-name="T3">accesses to locations </text:span><text:span text:style-name="T3">in the process's </text:span><text:span text:style-name="T3">memory will reference </text:span><text:span text:style-name="T3">the correct data in </text:span><text:span text:style-name="T3">physical storage.</text:span></text:p>
              <text:p text:style-name="P6"><text:span text:style-name="T3">The physical pages </text:span><text:span text:style-name="T3">corresponding to a </text:span><text:span text:style-name="T3">process's virtual pages </text:span><text:span text:style-name="T3">need not be </text:span><text:span text:style-name="T3">contiguous; indeed, </text:span><text:span text:style-name="T3">they do not even have </text:span><text:span text:style-name="T3">to appear on the same </text:span><text:span text:style-name="T3">order, and may be </text:span><text:span text:style-name="T3">scattered throughout </text:span><text:span text:style-name="T3">the physical memory.</text:span></text:p>
              <text:p text:style-name="P6"><text:span text:style-name="T3">In order to maximise </text:span><text:span text:style-name="T3">the use of physical </text:span><text:span text:style-name="T3">memory amongst </text:span><text:span text:style-name="T3">processes, the system </text:span><text:span text:style-name="T3">will also copy </text:span><text:span text:style-name="T3">infrequently-used </text:span><text:span text:style-name="T3">pages out to a special </text:span><text:span text:style-name="T3">area of disk called the </text:span><text:span text:style-name="T3">"swap area". If a </text:span><text:span text:style-name="T3">process tries to read or </text:span><text:span text:style-name="T3">write such a page, then </text:span><text:span text:style-name="T3">a "page fault" occurs </text:span><text:span text:style-name="T3">and the virtual </text:span><text:span text:style-name="T3">memory system will </text:span><text:span text:style-name="T3">copy the page back </text:span><text:span text:style-name="T3">into memory, setting </text:span><text:span text:style-name="T3">up the virtual to </text:span><text:span text:style-name="T3">physical mapping so </text:span><text:span text:style-name="T3">that the data is </text:span><text:span text:style-name="T3">accessible again.</text:span></text:p>
            </draw:text-box>
          </draw:frame>
        </presentation:notes>
      </draw:page>
      <draw:page draw:name="page4" draw:style-name="dp1" draw:master-page-name="Master0">
        <draw:rect draw:style-name="gr1" draw:text-style-name="P1" draw:layer="layout" svg:width="28.094cm" svg:height="19.711cm" svg:x="0.096cm" svg:y="0.04cm">
          <text:p/>
        </draw:rect>
        <draw:frame draw:style-name="gr2" draw:text-style-name="P3" draw:layer="layout" svg:width="23.598cm" svg:height="2.957cm" svg:x="2.192cm" svg:y="1.257cm">
          <draw:text-box>
            <text:p text:style-name="P2"><text:span text:style-name="T1">Virtua</text:span><text:span text:style-name="T1">l and </text:span><text:span text:style-name="T1">Physi</text:span><text:span text:style-name="T1">cal </text:span><text:span text:style-name="T1">Addre</text:span><text:span text:style-name="T1">sses</text:span></text:p>
          </draw:text-box>
        </draw:frame>
        <draw:rect draw:style-name="gr6" draw:text-style-name="P5" draw:layer="layout" svg:width="4.211cm" svg:height="2.677cm" svg:x="20.986cm" svg:y="15.214cm">
          <text:p/>
        </draw:rect>
        <draw:rect draw:style-name="gr18" draw:text-style-name="P24" draw:layer="layout" svg:width="4.211cm" svg:height="2.677cm" svg:x="20.986cm" svg:y="12.568cm">
          <text:p/>
        </draw:rect>
        <draw:rect draw:style-name="gr6" draw:text-style-name="P5" draw:layer="layout" svg:width="4.211cm" svg:height="2.677cm" svg:x="20.986cm" svg:y="9.922cm">
          <text:p/>
        </draw:rect>
        <draw:rect draw:style-name="gr6" draw:text-style-name="P5" draw:layer="layout" svg:width="4.211cm" svg:height="2.677cm" svg:x="20.986cm" svg:y="7.276cm">
          <text:p/>
        </draw:rect>
        <draw:rect draw:style-name="gr6" draw:text-style-name="P5" draw:layer="layout" svg:width="6.006cm" svg:height="5.583cm" svg:x="2.835cm" svg:y="11.033cm">
          <text:p/>
        </draw:rect>
        <draw:line draw:style-name="gr19" draw:text-style-name="P5" draw:layer="layout" svg:x1="2.081cm" svg:y1="5.411cm" svg:x2="10.283cm" svg:y2="5.411cm">
          <text:p/>
        </draw:line>
        <draw:frame draw:style-name="gr20" draw:text-style-name="P1" draw:layer="layout" svg:width="2.408cm" svg:height="0.939cm" svg:x="5.23cm" svg:y="5.014cm">
          <draw:text-box>
            <text:p text:style-name="P11"><text:span text:style-name="T12">32</text:span><text:span text:style-name="T8"> </text:span><text:span text:style-name="T12">bits</text:span></text:p>
          </draw:text-box>
        </draw:frame>
        <draw:frame draw:style-name="gr21" draw:text-style-name="P5" draw:layer="layout" svg:width="4.145cm" svg:height="1.632cm" svg:x="2.214cm" svg:y="7.338cm">
          <draw:text-box>
            <text:p text:style-name="P11"><text:span text:style-name="T12">Logical</text:span><text:span text:style-name="T8"> </text:span><text:span text:style-name="T12">page</text:span></text:p>
            <text:p text:style-name="P11"><text:span text:style-name="T12">number</text:span></text:p>
          </draw:text-box>
        </draw:frame>
        <draw:frame draw:style-name="gr22" draw:text-style-name="P5" draw:layer="layout" svg:width="2.099cm" svg:height="0.869cm" svg:x="7.241cm" svg:y="7.338cm">
          <draw:text-box>
            <text:p text:style-name="P11"><text:span text:style-name="T12">Offset</text:span></text:p>
          </draw:text-box>
        </draw:frame>
        <draw:frame draw:style-name="gr8" draw:text-style-name="P5" draw:layer="layout" svg:width="4.736cm" svg:height="1.12cm" svg:x="3.537cm" svg:y="17.123cm">
          <draw:text-box>
            <text:p text:style-name="P11"><text:span text:style-name="T12">Page</text:span><text:span text:style-name="T5"> </text:span><text:span text:style-name="T12">Table</text:span></text:p>
          </draw:text-box>
        </draw:frame>
        <draw:rect draw:style-name="gr18" draw:text-style-name="P24" draw:layer="layout" svg:width="4.842cm" svg:height="1.085cm" svg:x="2.042cm" svg:y="5.953cm">
          <text:p/>
        </draw:rect>
        <draw:rect draw:style-name="gr6" draw:text-style-name="P5" draw:layer="layout" svg:width="3.254cm" svg:height="1.089cm" svg:x="6.857cm" svg:y="5.953cm">
          <text:p/>
        </draw:rect>
        <draw:rect draw:style-name="gr18" draw:text-style-name="P24" draw:layer="layout" svg:width="6.01cm" svg:height="0.82cm" svg:x="2.835cm" svg:y="13.256cm">
          <text:p/>
        </draw:rect>
        <draw:rect draw:style-name="gr23" draw:text-style-name="P25" draw:layer="layout" svg:width="4.157cm" svg:height="0.503cm" svg:x="21.04cm" svg:y="13.256cm">
          <text:p/>
        </draw:rect>
        <draw:frame draw:style-name="gr24" draw:text-style-name="P5" draw:layer="layout" svg:width="3.7cm" svg:height="2.134cm" svg:x="21.158cm" svg:y="4.529cm">
          <draw:text-box>
            <text:p text:style-name="P11"><text:span text:style-name="T12">Physical</text:span></text:p>
            <text:p text:style-name="P11"><text:span text:style-name="T12">Memory</text:span></text:p>
          </draw:text-box>
        </draw:frame>
        <draw:rect draw:style-name="gr18" draw:text-style-name="P24" draw:layer="layout" svg:width="4.842cm" svg:height="1.085cm" svg:x="10.667cm" svg:y="9.075cm">
          <text:p/>
        </draw:rect>
        <draw:rect draw:style-name="gr6" draw:text-style-name="P5" draw:layer="layout" svg:width="3.254cm" svg:height="1.089cm" svg:x="15.483cm" svg:y="9.075cm">
          <text:p/>
        </draw:rect>
        <draw:frame draw:style-name="gr21" draw:text-style-name="P5" draw:layer="layout" svg:width="4.498cm" svg:height="1.632cm" svg:x="10.68cm" svg:y="10.354cm">
          <draw:text-box>
            <text:p text:style-name="P11"><text:span text:style-name="T12">P</text:span><text:span text:style-name="T12">h</text:span><text:span text:style-name="T12">y</text:span><text:span text:style-name="T12">s</text:span><text:span text:style-name="T12">i</text:span><text:span text:style-name="T12">c</text:span><text:span text:style-name="T12">a</text:span><text:span text:style-name="T12">l</text:span><text:span text:style-name="T8"> </text:span><text:span text:style-name="T12">p</text:span><text:span text:style-name="T12">a</text:span><text:span text:style-name="T12">g</text:span><text:span text:style-name="T12">e</text:span></text:p>
            <text:p text:style-name="P11"><text:span text:style-name="T12">n</text:span><text:span text:style-name="T12">u</text:span><text:span text:style-name="T12">m</text:span><text:span text:style-name="T12">b</text:span><text:span text:style-name="T12">e</text:span><text:span text:style-name="T12">r</text:span></text:p>
          </draw:text-box>
        </draw:frame>
        <draw:frame draw:style-name="gr22" draw:text-style-name="P5" draw:layer="layout" svg:width="2.099cm" svg:height="0.869cm" svg:x="15.972cm" svg:y="10.354cm">
          <draw:text-box>
            <text:p text:style-name="P11"><text:span text:style-name="T12">O</text:span><text:span text:style-name="T12">f</text:span><text:span text:style-name="T12">f</text:span><text:span text:style-name="T12">s</text:span><text:span text:style-name="T12">e</text:span><text:span text:style-name="T12">t</text:span></text:p>
          </draw:text-box>
        </draw:frame>
        <draw:frame draw:style-name="gr8" draw:text-style-name="P27" draw:layer="layout" svg:width="6.522cm" svg:height="1.12cm" svg:x="2.796cm" svg:y="4.376cm">
          <draw:text-box>
            <text:p text:style-name="P26"><text:span text:style-name="T12">V</text:span><text:span text:style-name="T12">i</text:span><text:span text:style-name="T12">r</text:span><text:span text:style-name="T12">t</text:span><text:span text:style-name="T12">u</text:span><text:span text:style-name="T12">a</text:span><text:span text:style-name="T12">l </text:span><text:span text:style-name="T12">A</text:span><text:span text:style-name="T12">d</text:span><text:span text:style-name="T12">d</text:span><text:span text:style-name="T12">r</text:span><text:span text:style-name="T12">e</text:span><text:span text:style-name="T12">s</text:span><text:span text:style-name="T12">s</text:span></text:p>
          </draw:text-box>
        </draw:frame>
        <draw:frame draw:style-name="gr8" draw:text-style-name="P5" draw:layer="layout" svg:width="7.325cm" svg:height="1.12cm" svg:x="11.157cm" svg:y="12.202cm">
          <draw:text-box>
            <text:p text:style-name="P11"><text:span text:style-name="T12">P</text:span><text:span text:style-name="T12">h</text:span><text:span text:style-name="T12">y</text:span><text:span text:style-name="T12">s</text:span><text:span text:style-name="T12">i</text:span><text:span text:style-name="T12">c</text:span><text:span text:style-name="T12">a</text:span><text:span text:style-name="T12">l</text:span><text:span text:style-name="T5"> </text:span><text:span text:style-name="T12">A</text:span><text:span text:style-name="T12">d</text:span><text:span text:style-name="T12">d</text:span><text:span text:style-name="T12">r</text:span><text:span text:style-name="T12">e</text:span><text:span text:style-name="T12">s</text:span><text:span text:style-name="T12">s</text:span></text:p>
          </draw:text-box>
        </draw:frame>
        <draw:line draw:style-name="gr6" draw:text-style-name="P5" draw:layer="layout" svg:x1="2.875cm" svg:y1="14.883cm" svg:x2="8.855cm" svg:y2="14.883cm">
          <text:p/>
        </draw:line>
        <draw:line draw:style-name="gr6" draw:text-style-name="P5" draw:layer="layout" svg:x1="2.875cm" svg:y1="15.677cm" svg:x2="8.855cm" svg:y2="15.677cm">
          <text:p/>
        </draw:line>
        <draw:line draw:style-name="gr6" draw:text-style-name="P5" draw:layer="layout" svg:x1="2.928cm" svg:y1="12.343cm" svg:x2="8.855cm" svg:y2="12.343cm">
          <text:p/>
        </draw:line>
        <draw:line draw:style-name="gr6" draw:text-style-name="P5" draw:layer="layout" svg:x1="2.875cm" svg:y1="11.549cm" svg:x2="8.855cm" svg:y2="11.549cm">
          <text:p/>
        </draw:line>
        <draw:line draw:style-name="gr6" draw:text-style-name="P5" draw:layer="layout" svg:x1="6.579cm" svg:y1="7.051cm" svg:x2="6.579cm" svg:y2="9.803cm">
          <text:p/>
        </draw:line>
        <draw:line draw:style-name="gr6" draw:text-style-name="P5" draw:layer="layout" svg:x1="6.579cm" svg:y1="9.803cm" svg:x2="2.134cm" svg:y2="9.803cm">
          <text:p/>
        </draw:line>
        <draw:line draw:style-name="gr6" draw:text-style-name="P5" draw:layer="layout" svg:x1="2.134cm" svg:y1="9.856cm" svg:x2="2.134cm" svg:y2="13.719cm">
          <text:p/>
        </draw:line>
        <draw:line draw:style-name="gr11" draw:text-style-name="P5" draw:layer="layout" svg:x1="2.134cm" svg:y1="13.719cm" svg:x2="2.822cm" svg:y2="13.772cm">
          <text:p/>
        </draw:line>
        <draw:line draw:style-name="gr6" draw:text-style-name="P5" draw:layer="layout" svg:x1="8.855cm" svg:y1="13.613cm" svg:x2="9.49cm" svg:y2="13.613cm">
          <text:p/>
        </draw:line>
        <draw:line draw:style-name="gr6" draw:text-style-name="P5" draw:layer="layout" svg:x1="9.49cm" svg:y1="13.613cm" svg:x2="9.49cm" svg:y2="9.856cm">
          <text:p/>
        </draw:line>
        <draw:line draw:style-name="gr11" draw:text-style-name="P5" draw:layer="layout" svg:x1="9.49cm" svg:y1="9.856cm" svg:x2="10.707cm" svg:y2="9.856cm">
          <text:p/>
        </draw:line>
        <draw:line draw:style-name="gr6" draw:text-style-name="P5" draw:layer="layout" svg:x1="10.125cm" svg:y1="6.522cm" svg:x2="16.633cm" svg:y2="6.522cm">
          <text:p/>
        </draw:line>
        <draw:line draw:style-name="gr11" draw:text-style-name="P5" draw:layer="layout" svg:x1="16.633cm" svg:y1="6.522cm" svg:x2="16.633cm" svg:y2="9.115cm">
          <text:p/>
        </draw:line>
        <draw:line draw:style-name="gr6" draw:text-style-name="P5" draw:layer="layout" svg:x1="18.697cm" svg:y1="9.644cm" svg:x2="19.597cm" svg:y2="9.644cm">
          <text:p/>
        </draw:line>
        <draw:line draw:style-name="gr6" draw:text-style-name="P5" draw:layer="layout" svg:x1="19.597cm" svg:y1="9.644cm" svg:x2="19.597cm" svg:y2="13.401cm">
          <text:p/>
        </draw:line>
        <draw:line draw:style-name="gr11" draw:text-style-name="P5" draw:layer="layout" svg:x1="19.597cm" svg:y1="13.401cm" svg:x2="20.973cm" svg:y2="13.401cm">
          <text:p/>
        </draw:line>
        <draw:line draw:style-name="gr19" draw:text-style-name="P5" draw:layer="layout" svg:x1="22.931cm" svg:y1="7.369cm" svg:x2="22.931cm" svg:y2="9.962cm">
          <text:p/>
        </draw:line>
        <draw:frame draw:style-name="gr20" draw:text-style-name="P1" draw:layer="layout" svg:width="2.672cm" svg:height="0.939cm" svg:x="21.687cm" svg:y="8.295cm">
          <draw:text-box>
            <text:p text:style-name="P11"><text:span text:style-name="T12">1</text:span><text:span text:style-name="T8"> </text:span><text:span text:style-name="T12">page</text:span></text:p>
          </draw:text-box>
        </draw:frame>
        <presentation:notes draw:style-name="dp2">
          <draw:page-thumbnail draw:style-name="gr4" draw:layer="layout" svg:width="13.97cm" svg:height="10.465cm" svg:x="3.81cm" svg:y="2.134cm" draw:page-number="4" presentation:class="page"/>
          <draw:frame presentation:style-name="pr1" draw:text-style-name="P7" draw:layer="layout" svg:width="17.272cm" svg:height="12.573cm" svg:x="2.159cm" svg:y="13.259cm" presentation:class="notes" presentation:user-transformed="true">
            <draw:text-box>
              <text:p text:style-name="P6"><text:span text:style-name="T3">Processes use virtual </text:span><text:span text:style-name="T3">(or logical) addresses </text:span><text:span text:style-name="T3">to access locations in </text:span><text:span text:style-name="T3">their virtual memory. </text:span><text:span text:style-name="T3">Basically, a virtual </text:span><text:span text:style-name="T3">address can be thought </text:span><text:span text:style-name="T3">of as comprising two </text:span><text:span text:style-name="T3">parts: a logical page </text:span><text:span text:style-name="T3">number and an offset </text:span><text:span text:style-name="T3">within the page. We </text:span><text:span text:style-name="T3">can do this because the </text:span><text:span text:style-name="T3">logical and physical </text:span><text:span text:style-name="T3">pages for a given </text:span><text:span text:style-name="T3">system will be the </text:span><text:span text:style-name="T3">same size and we want </text:span><text:span text:style-name="T3">to translate a logical </text:span><text:span text:style-name="T3">page number into the </text:span><text:span text:style-name="T3">corresponding </text:span><text:span text:style-name="T3">physical page number.</text:span></text:p>
              <text:p text:style-name="P6"><text:span text:style-name="T3">The number of bits </text:span><text:span text:style-name="T3">used to represent the </text:span><text:span text:style-name="T3">offset and page </text:span><text:span text:style-name="T3">number is dependent </text:span><text:span text:style-name="T3">on the </text:span><text:span text:style-name="T3">implementation. For </text:span><text:span text:style-name="T3">example, there must be </text:span><text:span text:style-name="T3">enough bits in the </text:span><text:span text:style-name="T3">"offset" portion to </text:span><text:span text:style-name="T3">represent all possible </text:span><text:span text:style-name="T3">locations in a page, so </text:span><text:span text:style-name="T3">this will depend on the </text:span><text:span text:style-name="T3">system's page size. For </text:span><text:span text:style-name="T3">a system with pages of </text:span><text:span text:style-name="T3">8KB bytes, the "offset" </text:span><text:span text:style-name="T3">portion of the virtual </text:span><text:span text:style-name="T3">address would be 13 </text:span><text:span text:style-name="T3">bits.</text:span></text:p>
              <text:p text:style-name="P6"><text:span text:style-name="T3">The logical page </text:span><text:span text:style-name="T3">number is actually an </text:span><text:span text:style-name="T3">index into a table </text:span><text:span text:style-name="T3">known as the </text:span><text:span text:style-name="T9">page </text:span><text:span text:style-name="T9">table</text:span><text:span text:style-name="T3">, which contains </text:span><text:span text:style-name="T3">details of all the </text:span><text:span text:style-name="T3">logical pages for a </text:span><text:span text:style-name="T3">process. The </text:span><text:span text:style-name="T3">information held in the </text:span><text:span text:style-name="T3">page table includes </text:span><text:span text:style-name="T3">(obviously) the </text:span><text:span text:style-name="T3">address of the start of </text:span><text:span text:style-name="T3">the physical page </text:span><text:span text:style-name="T3">corresponding to the </text:span><text:span text:style-name="T3">logical page, and also </text:span><text:span text:style-name="T3">whether that page of </text:span><text:span text:style-name="T3">memory can be written </text:span><text:span text:style-name="T3">to (it may be part of </text:span><text:span text:style-name="T3">the process text </text:span><text:span text:style-name="T3">segment, in which case </text:span><text:span text:style-name="T3">it is read only).</text:span></text:p>
              <text:p text:style-name="P6"><text:span text:style-name="T3">The translation from </text:span><text:span text:style-name="T3">logical to physical </text:span><text:span text:style-name="T3">address involves </text:span><text:span text:style-name="T3">obtaining the physical </text:span><text:span text:style-name="T3">page number (read </text:span><text:span text:style-name="T3">from the correct page </text:span><text:span text:style-name="T3">table entry) and </text:span><text:span text:style-name="T3">combining it with the </text:span><text:span text:style-name="T3">offset portion of the </text:span><text:span text:style-name="T3">logical address to </text:span><text:span text:style-name="T3">specify the location </text:span><text:span text:style-name="T3">within the physical </text:span><text:span text:style-name="T3">page. As part of this </text:span><text:span text:style-name="T3">procedure, the access </text:span><text:span text:style-name="T3">controls for the page </text:span><text:span text:style-name="T3">are also checked, and </text:span><text:span text:style-name="T3">if necessary a write-</text:span><text:span text:style-name="T3">protect exception can </text:span><text:span text:style-name="T3">be raised.</text:span></text:p>
              <text:p text:style-name="P6"><text:span text:style-name="T3">The mapping of </text:span><text:span text:style-name="T3">logical to physical </text:span><text:span text:style-name="T3">address is normally </text:span><text:span text:style-name="T3">carried out by the </text:span><text:span text:style-name="T3">memory-management-</text:span><text:span text:style-name="T3">unit hardware in a </text:span><text:span text:style-name="T3">system, as it clearly </text:span><text:span text:style-name="T3">must be an extremely </text:span><text:span text:style-name="T3">fast operation.</text:span></text:p>
              <text:p text:style-name="P6"><text:span text:style-name="T3">The page tables are </text:span><text:span text:style-name="T3">part of a process's </text:span><text:span text:style-name="T3">context, and the </text:span><text:span text:style-name="T3">operating system </text:span><text:span text:style-name="T3">arranges for the correct </text:span><text:span text:style-name="T3">page tables to be </text:span><text:span text:style-name="T3">loaded into the MMU </text:span><text:span text:style-name="T3">whenever a process is </text:span><text:span text:style-name="T3">scheduled to run.</text:span></text:p>
            </draw:text-box>
          </draw:frame>
        </presentation:notes>
      </draw:page>
      <draw:page draw:name="page5" draw:style-name="dp1" draw:master-page-name="Master0">
        <draw:rect draw:style-name="gr1" draw:text-style-name="P1" draw:layer="layout" svg:width="28.094cm" svg:height="19.711cm" svg:x="0cm" svg:y="0cm">
          <text:p/>
        </draw:rect>
        <draw:frame draw:style-name="gr2" draw:text-style-name="P3" draw:layer="layout" svg:width="23.704cm" svg:height="2.957cm" svg:x="2.086cm" svg:y="1.257cm">
          <draw:text-box>
            <text:p text:style-name="P2"><text:span text:style-name="T1">Bac</text:span><text:span text:style-name="T1">king </text:span><text:span text:style-name="T1">Virt</text:span><text:span text:style-name="T1">ual </text:span><text:span text:style-name="T1">Me</text:span><text:span text:style-name="T1">mor</text:span><text:span text:style-name="T1">y</text:span></text:p>
          </draw:text-box>
        </draw:frame>
        <draw:rect draw:style-name="gr25" draw:text-style-name="P28" draw:layer="layout" svg:width="3.784cm" svg:height="2.011cm" svg:x="2.796cm" svg:y="11.007cm">
          <text:p/>
        </draw:rect>
        <draw:rect draw:style-name="gr26" draw:text-style-name="P5" draw:layer="layout" svg:width="3.784cm" svg:height="9.375cm" svg:x="2.796cm" svg:y="7.47cm">
          <text:p/>
        </draw:rect>
        <draw:rect draw:style-name="gr27" draw:text-style-name="P29" draw:layer="layout" svg:width="3.775cm" svg:height="3.581cm" svg:x="2.796cm" svg:y="7.439cm">
          <text:p/>
        </draw:rect>
        <draw:rect draw:style-name="gr28" draw:text-style-name="P30" draw:layer="layout" svg:width="3.784cm" svg:height="1.852cm" svg:x="2.796cm" svg:y="15.028cm">
          <text:p/>
        </draw:rect>
        <draw:rect draw:style-name="gr6" draw:text-style-name="P5" draw:layer="layout" svg:width="2.037cm" svg:height="1.191cm" svg:x="11.09cm" svg:y="6.959cm">
          <text:p/>
        </draw:rect>
        <draw:rect draw:style-name="gr15" draw:text-style-name="P19" draw:layer="layout" svg:width="2.037cm" svg:height="1.191cm" svg:x="11.09cm" svg:y="8.123cm">
          <text:p/>
        </draw:rect>
        <draw:rect draw:style-name="gr6" draw:text-style-name="P5" draw:layer="layout" svg:width="2.037cm" svg:height="1.191cm" svg:x="11.09cm" svg:y="9.287cm">
          <text:p/>
        </draw:rect>
        <draw:rect draw:style-name="gr15" draw:text-style-name="P19" draw:layer="layout" svg:width="2.037cm" svg:height="1.191cm" svg:x="11.09cm" svg:y="10.451cm">
          <text:p/>
        </draw:rect>
        <draw:rect draw:style-name="gr15" draw:text-style-name="P19" draw:layer="layout" svg:width="2.037cm" svg:height="1.191cm" svg:x="11.09cm" svg:y="11.615cm">
          <text:p/>
        </draw:rect>
        <draw:rect draw:style-name="gr16" draw:text-style-name="P20" draw:layer="layout" svg:width="2.037cm" svg:height="1.191cm" svg:x="11.09cm" svg:y="12.779cm">
          <text:p/>
        </draw:rect>
        <draw:rect draw:style-name="gr16" draw:text-style-name="P20" draw:layer="layout" svg:width="2.037cm" svg:height="1.191cm" svg:x="11.09cm" svg:y="13.944cm">
          <text:p/>
        </draw:rect>
        <draw:rect draw:style-name="gr14" draw:text-style-name="P18" draw:layer="layout" svg:width="2.037cm" svg:height="1.191cm" svg:x="11.09cm" svg:y="15.108cm">
          <text:p/>
        </draw:rect>
        <draw:rect draw:style-name="gr6" draw:text-style-name="P5" draw:layer="layout" svg:width="2.037cm" svg:height="1.191cm" svg:x="11.09cm" svg:y="16.272cm">
          <text:p/>
        </draw:rect>
        <draw:rect draw:style-name="gr15" draw:text-style-name="P19" draw:layer="layout" svg:width="3.096cm" svg:height="1.085cm" svg:x="18.181cm" svg:y="5.054cm">
          <text:p/>
        </draw:rect>
        <draw:rect draw:style-name="gr15" draw:text-style-name="P19" draw:layer="layout" svg:width="3.096cm" svg:height="1.085cm" svg:x="18.181cm" svg:y="6.112cm">
          <text:p/>
        </draw:rect>
        <draw:rect draw:style-name="gr15" draw:text-style-name="P19" draw:layer="layout" svg:width="3.096cm" svg:height="1.085cm" svg:x="18.181cm" svg:y="7.17cm">
          <text:p/>
        </draw:rect>
        <draw:rect draw:style-name="gr6" draw:text-style-name="P5" draw:layer="layout" svg:width="3.096cm" svg:height="1.085cm" svg:x="18.287cm" svg:y="10.186cm">
          <text:p/>
        </draw:rect>
        <draw:rect draw:style-name="gr14" draw:text-style-name="P18" draw:layer="layout" svg:width="3.096cm" svg:height="1.085cm" svg:x="18.287cm" svg:y="11.245cm">
          <text:p/>
        </draw:rect>
        <draw:rect draw:style-name="gr6" draw:text-style-name="P5" draw:layer="layout" svg:width="3.096cm" svg:height="1.085cm" svg:x="18.287cm" svg:y="12.303cm">
          <text:p/>
        </draw:rect>
        <draw:rect draw:style-name="gr16" draw:text-style-name="P20" draw:layer="layout" svg:width="3.096cm" svg:height="1.085cm" svg:x="18.287cm" svg:y="13.361cm">
          <text:p/>
        </draw:rect>
        <draw:rect draw:style-name="gr6" draw:text-style-name="P5" draw:layer="layout" svg:width="3.096cm" svg:height="1.085cm" svg:x="18.287cm" svg:y="14.42cm">
          <text:p/>
        </draw:rect>
        <draw:rect draw:style-name="gr6" draw:text-style-name="P5" draw:layer="layout" svg:width="3.096cm" svg:height="1.085cm" svg:x="18.287cm" svg:y="15.478cm">
          <text:p/>
        </draw:rect>
        <draw:rect draw:style-name="gr16" draw:text-style-name="P20" draw:layer="layout" svg:width="3.096cm" svg:height="1.085cm" svg:x="18.287cm" svg:y="16.536cm">
          <text:p/>
        </draw:rect>
        <draw:frame draw:style-name="gr8" draw:text-style-name="P5" draw:layer="layout" svg:width="2.006cm" svg:height="1.12cm" svg:x="3.669cm" svg:y="8.577cm">
          <draw:text-box>
            <text:p text:style-name="P11"><text:span text:style-name="T4">Text</text:span></text:p>
          </draw:text-box>
        </draw:frame>
        <draw:frame draw:style-name="gr8" draw:text-style-name="P5" draw:layer="layout" svg:width="2.099cm" svg:height="1.12cm" svg:x="3.669cm" svg:y="11.408cm">
          <draw:text-box>
            <text:p text:style-name="P11"><text:span text:style-name="T4">Data</text:span></text:p>
          </draw:text-box>
        </draw:frame>
        <draw:frame draw:style-name="gr8" draw:text-style-name="P5" draw:layer="layout" svg:width="2.522cm" svg:height="1.12cm" svg:x="3.484cm" svg:y="15.324cm">
          <draw:text-box>
            <text:p text:style-name="P11"><text:span text:style-name="T4">Stack</text:span></text:p>
          </draw:text-box>
        </draw:frame>
        <draw:line draw:style-name="gr11" draw:text-style-name="P5" draw:layer="layout" svg:x1="6.368cm" svg:y1="8.533cm" svg:x2="11.051cm" svg:y2="8.533cm">
          <text:p/>
        </draw:line>
        <draw:line draw:style-name="gr11" draw:text-style-name="P5" draw:layer="layout" svg:x1="6.368cm" svg:y1="9.459cm" svg:x2="11.024cm" svg:y2="11.046cm">
          <text:p/>
        </draw:line>
        <draw:line draw:style-name="gr11" draw:text-style-name="P5" draw:layer="layout" svg:x1="6.368cm" svg:y1="10.544cm" svg:x2="11.077cm" svg:y2="12.211cm">
          <text:p/>
        </draw:line>
        <draw:line draw:style-name="gr11" draw:text-style-name="P5" draw:layer="layout" svg:x1="6.341cm" svg:y1="11.655cm" svg:x2="11.13cm" svg:y2="15.703cm">
          <text:p/>
        </draw:line>
        <draw:line draw:style-name="gr11" draw:text-style-name="P5" draw:layer="layout" svg:x1="6.341cm" svg:y1="12.687cm" svg:x2="11.051cm" svg:y2="13.375cm">
          <text:p/>
        </draw:line>
        <draw:line draw:style-name="gr11" draw:text-style-name="P5" draw:layer="layout" svg:x1="6.394cm" svg:y1="15.941cm" svg:x2="11.051cm" svg:y2="14.38cm">
          <text:p/>
        </draw:line>
        <draw:line draw:style-name="gr29" draw:text-style-name="P5" draw:layer="layout" svg:x1="13.194cm" svg:y1="8.639cm" svg:x2="18.221cm" svg:y2="5.517cm">
          <text:p/>
        </draw:line>
        <draw:line draw:style-name="gr29" draw:text-style-name="P5" draw:layer="layout" svg:x1="13.141cm" svg:y1="11.02cm" svg:x2="18.062cm" svg:y2="6.734cm">
          <text:p/>
        </draw:line>
        <draw:line draw:style-name="gr29" draw:text-style-name="P5" draw:layer="layout" svg:x1="13.194cm" svg:y1="12.184cm" svg:x2="18.168cm" svg:y2="7.739cm">
          <text:p/>
        </draw:line>
        <draw:line draw:style-name="gr19" draw:text-style-name="P5" draw:layer="layout" svg:x1="13.141cm" svg:y1="13.348cm" svg:x2="18.274cm" svg:y2="13.93cm">
          <text:p/>
        </draw:line>
        <draw:line draw:style-name="gr19" draw:text-style-name="P5" draw:layer="layout" svg:x1="13.141cm" svg:y1="15.782cm" svg:x2="18.274cm" svg:y2="11.814cm">
          <text:p/>
        </draw:line>
        <draw:line draw:style-name="gr19" draw:text-style-name="P5" draw:layer="layout" svg:x1="13.141cm" svg:y1="14.512cm" svg:x2="18.274cm" svg:y2="17.105cm">
          <text:p/>
        </draw:line>
        <draw:frame draw:style-name="gr8" draw:text-style-name="P5" draw:layer="layout" svg:width="3.51cm" svg:height="1.12cm" svg:x="10.416cm" svg:y="5.005cm">
          <draw:text-box>
            <text:p text:style-name="P11"><text:span text:style-name="T4">Memory</text:span></text:p>
          </draw:text-box>
        </draw:frame>
        <draw:frame draw:style-name="gr30" draw:text-style-name="P5" draw:layer="layout" svg:width="3.572cm" svg:height="3.215cm" svg:x="22.269cm" svg:y="11.681cm">
          <draw:text-box>
            <text:p text:style-name="P11"><text:span text:style-name="T4">Swap</text:span><text:span text:style-name="T5"> </text:span><text:span text:style-name="T4">area</text:span><text:span text:style-name="T5"> </text:span><text:span text:style-name="T4">of</text:span><text:span text:style-name="T5"> </text:span><text:span text:style-name="T4">disk</text:span></text:p>
          </draw:text-box>
        </draw:frame>
        <draw:frame draw:style-name="gr24" draw:text-style-name="P5" draw:layer="layout" svg:width="3.982cm" svg:height="2.134cm" svg:x="22.11cm" svg:y="5.375cm">
          <draw:text-box>
            <text:p text:style-name="P11"><text:span text:style-name="T4">Progra</text:span><text:span text:style-name="T4">m</text:span><text:span text:style-name="T5"> </text:span></text:p>
            <text:p text:style-name="P11"><text:span text:style-name="T4">File</text:span></text:p>
          </draw:text-box>
        </draw:frame>
        <draw:rect draw:style-name="gr31" draw:text-style-name="P31" draw:layer="layout" svg:width="3.889cm" svg:height="4.476cm" svg:x="17.762cm" svg:y="4.471cm" draw:corner-radius="0.106cm">
          <text:p/>
        </draw:rect>
        <draw:rect draw:style-name="gr6" draw:text-style-name="P5" draw:layer="layout" svg:width="4.317cm" svg:height="8.595cm" svg:x="17.652cm" svg:y="9.662cm" draw:corner-radius="0.106cm">
          <text:p/>
        </draw:rect>
        <draw:frame draw:style-name="gr8" draw:text-style-name="P32" draw:layer="layout" svg:width="3.559cm" svg:height="1.12cm" svg:x="2.902cm" svg:y="5.111cm">
          <draw:text-box>
            <text:p text:style-name="P9"><text:span text:style-name="T4">Process</text:span></text:p>
          </draw:text-box>
        </draw:frame>
        <draw:line draw:style-name="gr6" draw:text-style-name="P5" draw:layer="layout" svg:x1="11.104cm" svg:y1="6.998cm" svg:x2="11.104cm" svg:y2="6.522cm">
          <text:p/>
        </draw:line>
        <draw:line draw:style-name="gr6" draw:text-style-name="P5" draw:layer="layout" svg:x1="13.141cm" svg:y1="6.998cm" svg:x2="13.141cm" svg:y2="6.522cm">
          <text:p/>
        </draw:line>
        <draw:line draw:style-name="gr6" draw:text-style-name="P5" draw:layer="layout" svg:x1="11.104cm" svg:y1="17.423cm" svg:x2="11.104cm" svg:y2="17.846cm">
          <text:p/>
        </draw:line>
        <draw:line draw:style-name="gr6" draw:text-style-name="P5" draw:layer="layout" svg:x1="13.141cm" svg:y1="17.423cm" svg:x2="13.141cm" svg:y2="17.846cm">
          <text:p/>
        </draw:line>
        <draw:line draw:style-name="gr6" draw:text-style-name="P5" draw:layer="layout" svg:x1="18.274cm" svg:y1="10.226cm" svg:x2="18.274cm" svg:y2="9.909cm">
          <text:p/>
        </draw:line>
        <draw:line draw:style-name="gr6" draw:text-style-name="P5" draw:layer="layout" svg:x1="21.37cm" svg:y1="10.226cm" svg:x2="21.37cm" svg:y2="9.909cm">
          <text:p/>
        </draw:line>
        <draw:line draw:style-name="gr6" draw:text-style-name="P5" draw:layer="layout" svg:x1="21.37cm" svg:y1="17.582cm" svg:x2="21.37cm" svg:y2="17.899cm">
          <text:p/>
        </draw:line>
        <draw:line draw:style-name="gr6" draw:text-style-name="P5" draw:layer="layout" svg:x1="18.274cm" svg:y1="17.582cm" svg:x2="18.274cm" svg:y2="17.846cm">
          <text:p/>
        </draw:line>
        <presentation:notes draw:style-name="dp2">
          <draw:page-thumbnail draw:style-name="gr4" draw:layer="layout" svg:width="13.97cm" svg:height="10.465cm" svg:x="3.81cm" svg:y="2.134cm" draw:page-number="5" presentation:class="page"/>
          <draw:frame presentation:style-name="pr1" draw:text-style-name="P7" draw:layer="layout" svg:width="17.272cm" svg:height="12.573cm" svg:x="2.159cm" svg:y="13.259cm" presentation:class="notes" presentation:user-transformed="true">
            <draw:text-box>
              <text:p text:style-name="P6"><text:span text:style-name="T3">Under normal </text:span><text:span text:style-name="T3">circumstances, there </text:span><text:span text:style-name="T3">will be many </text:span><text:span text:style-name="T3">processes, each of </text:span><text:span text:style-name="T3">which has up to 4GB </text:span><text:span text:style-name="T3">of virtual memory. </text:span><text:span text:style-name="T3">Clearly, there cannot </text:span><text:span text:style-name="T3">be a one-to-one </text:span><text:span text:style-name="T3">mapping between </text:span><text:span text:style-name="T3">virtual and physical </text:span><text:span text:style-name="T3">pages. In other words, </text:span><text:span text:style-name="T3">it is not possible for all </text:span><text:span text:style-name="T3">pages from all </text:span><text:span text:style-name="T3">processes to be </text:span><text:span text:style-name="T3">resident in memory at </text:span><text:span text:style-name="T3">all times.</text:span></text:p>
              <text:p text:style-name="P6"><text:span text:style-name="T3">The system will </text:span><text:span text:style-name="T3">attempt to use the </text:span><text:span text:style-name="T3">available physical </text:span><text:span text:style-name="T3">memory as efficiently </text:span><text:span text:style-name="T3">as possible, so that the </text:span><text:span text:style-name="T3">performance of </text:span><text:span text:style-name="T3">individual processes is </text:span><text:span text:style-name="T3">not impacted and each </text:span><text:span text:style-name="T3">has a fair share of </text:span><text:span text:style-name="T3">memory. Pages of </text:span><text:span text:style-name="T3">physical memory are </text:span><text:span text:style-name="T3">periodically copied </text:span><text:span text:style-name="T3">out to a special area of </text:span><text:span text:style-name="T3">disk (called the swap </text:span><text:span text:style-name="T3">area) so that the </text:span><text:span text:style-name="T3">memory pages can be </text:span><text:span text:style-name="T3">used by other </text:span><text:span text:style-name="T3">processes.</text:span></text:p>
              <text:p text:style-name="P6"><text:span text:style-name="T3">At this point, the page </text:span><text:span text:style-name="T3">table entry for that </text:span><text:span text:style-name="T3">page in the process </text:span><text:span text:style-name="T3">will be marked to </text:span><text:span text:style-name="T3">indicate that the page </text:span><text:span text:style-name="T3">is on disk and not in </text:span><text:span text:style-name="T3">memory. Any access to </text:span><text:span text:style-name="T3">virtual addresses in the </text:span><text:span text:style-name="T3">page will result in a </text:span><text:span text:style-name="T3">"page fault", at which </text:span><text:span text:style-name="T3">time the relevant page </text:span><text:span text:style-name="T3">is copied back into </text:span><text:span text:style-name="T3">memory. The page may </text:span><text:span text:style-name="T3">be read in to a different </text:span><text:span text:style-name="T3">physical page before </text:span><text:span text:style-name="T3">the copy out to disk </text:span><text:span text:style-name="T3">(known as "paging </text:span><text:span text:style-name="T3">out"), but the page </text:span><text:span text:style-name="T3">table entry will be </text:span><text:span text:style-name="T3">updated to note the </text:span><text:span text:style-name="T3">new mapping.</text:span></text:p>
              <text:p text:style-name="P6"><text:span text:style-name="T3">Since the text segment </text:span><text:span text:style-name="T3">of a process is read </text:span><text:span text:style-name="T3">only, many processes </text:span><text:span text:style-name="T3">can share access to the </text:span><text:span text:style-name="T3">program. The swap </text:span><text:span text:style-name="T3">area is not used in this </text:span><text:span text:style-name="T3">case; the memory </text:span><text:span text:style-name="T3">pages are "backed" by </text:span><text:span text:style-name="T3">the pages of the </text:span><text:span text:style-name="T3">program file itself. </text:span><text:span text:style-name="T3">When a text page is </text:span><text:span text:style-name="T3">being "reused", the </text:span><text:span text:style-name="T3">data is not copied to </text:span><text:span text:style-name="T3">the swap area; it can </text:span><text:span text:style-name="T3">always be reread from </text:span><text:span text:style-name="T3">the program file when </text:span><text:span text:style-name="T3">it is paged in again.</text:span></text:p>
              <text:p text:style-name="P6"><text:span text:style-name="T3">Every time the virtual </text:span><text:span text:style-name="T3">memory of the process </text:span><text:span text:style-name="T3">is increased, for </text:span><text:span text:style-name="T3">example by calling </text:span><text:span text:style-name="T3">sbrk(), or even just </text:span><text:span text:style-name="T3">when the stack </text:span><text:span text:style-name="T3">segment is increased </text:span><text:span text:style-name="T3">by entering a new </text:span><text:span text:style-name="T3">program block, any </text:span><text:span text:style-name="T3">new pages assigned to </text:span><text:span text:style-name="T3">the process must be </text:span><text:span text:style-name="T3">backed by some </text:span><text:span text:style-name="T3">amount of disk </text:span><text:span text:style-name="T3">storage. This will </text:span><text:span text:style-name="T3">normally be in the </text:span><text:span text:style-name="T3">swap area of the disk. </text:span><text:span text:style-name="T3">If there is not enough </text:span><text:span text:style-name="T3">swap space to back the </text:span><text:span text:style-name="T3">memory, then the </text:span><text:span text:style-name="T3">allocation will fail and </text:span><text:span text:style-name="T3">the error ENOMEM </text:span><text:span text:style-name="T3">(out of memory) will </text:span><text:span text:style-name="T3">be returned.</text:span></text:p>
              <text:p text:style-name="P6"><text:span text:style-name="T3">Normally, Unix </text:span><text:span text:style-name="T3">systems will require at </text:span><text:span text:style-name="T3">least 2 x physical </text:span><text:span text:style-name="T3">memory in swap area.</text:span></text:p>
            </draw:text-box>
          </draw:frame>
        </presentation:notes>
      </draw:page>
      <draw:page draw:name="page6" draw:style-name="dp1" draw:master-page-name="Master0">
        <draw:rect draw:style-name="gr1" draw:text-style-name="P1" draw:layer="layout" svg:width="28.094cm" svg:height="19.711cm" svg:x="0cm" svg:y="0cm">
          <text:p/>
        </draw:rect>
        <draw:frame draw:style-name="gr2" draw:text-style-name="P3" draw:layer="layout" svg:width="24.025cm" svg:height="2.957cm" svg:x="2.015cm" svg:y="1.257cm">
          <draw:text-box>
            <text:p text:style-name="P2"><text:span text:style-name="T1">Shar</text:span><text:span text:style-name="T1">ed </text:span><text:span text:style-name="T1">Me</text:span><text:span text:style-name="T1">mor</text:span><text:span text:style-name="T1">y</text:span></text:p>
          </draw:text-box>
        </draw:frame>
        <draw:rect draw:style-name="gr32" draw:text-style-name="P1" draw:layer="layout" svg:width="1.64cm" svg:height="2.011cm" svg:x="11.606cm" svg:y="13.983cm">
          <text:p/>
        </draw:rect>
        <draw:frame draw:style-name="gr33" draw:text-style-name="P5" draw:layer="layout" svg:width="7.752cm" svg:height="1.191cm" svg:x="9.463cm" svg:y="16.708cm">
          <draw:text-box>
            <text:p text:style-name="P33"><text:span text:style-name="T7">Physica</text:span><text:span text:style-name="T7">l </text:span><text:span text:style-name="T7">mem</text:span><text:span text:style-name="T7">ory</text:span></text:p>
          </draw:text-box>
        </draw:frame>
        <draw:rect draw:style-name="gr32" draw:text-style-name="P1" draw:layer="layout" svg:width="1.64cm" svg:height="2.011cm" svg:x="13.247cm" svg:y="13.983cm">
          <text:p/>
        </draw:rect>
        <draw:rect draw:style-name="gr15" draw:text-style-name="P19" draw:layer="layout" svg:width="1.64cm" svg:height="2.011cm" svg:x="9.966cm" svg:y="13.983cm">
          <text:p/>
        </draw:rect>
        <draw:rect draw:style-name="gr32" draw:text-style-name="P1" draw:layer="layout" svg:width="1.64cm" svg:height="2.011cm" svg:x="8.326cm" svg:y="13.983cm">
          <text:p/>
        </draw:rect>
        <draw:rect draw:style-name="gr14" draw:text-style-name="P18" draw:layer="layout" svg:width="1.64cm" svg:height="2.011cm" svg:x="14.887cm" svg:y="13.983cm">
          <text:p/>
        </draw:rect>
        <draw:rect draw:style-name="gr32" draw:text-style-name="P1" draw:layer="layout" svg:width="1.64cm" svg:height="2.011cm" svg:x="16.528cm" svg:y="13.983cm">
          <text:p/>
        </draw:rect>
        <draw:line draw:style-name="gr6" draw:text-style-name="P5" draw:layer="layout" svg:x1="8.326cm" svg:y1="13.983cm" svg:x2="7.056cm" svg:y2="13.983cm">
          <text:p/>
        </draw:line>
        <draw:line draw:style-name="gr6" draw:text-style-name="P5" draw:layer="layout" svg:x1="8.326cm" svg:y1="15.994cm" svg:x2="7.056cm" svg:y2="15.994cm">
          <text:p/>
        </draw:line>
        <draw:line draw:style-name="gr6" draw:text-style-name="P5" draw:layer="layout" svg:x1="18.168cm" svg:y1="13.983cm" svg:x2="19.438cm" svg:y2="13.983cm">
          <text:p/>
        </draw:line>
        <draw:line draw:style-name="gr6" draw:text-style-name="P5" draw:layer="layout" svg:x1="18.168cm" svg:y1="15.994cm" svg:x2="19.491cm" svg:y2="15.994cm">
          <text:p/>
        </draw:line>
        <draw:rect draw:style-name="gr6" draw:text-style-name="P5" draw:layer="layout" svg:width="2.963cm" svg:height="4.921cm" svg:x="3.51cm" svg:y="5.993cm">
          <text:p/>
        </draw:rect>
        <draw:line draw:style-name="gr6" draw:text-style-name="P5" draw:layer="layout" svg:x1="3.51cm" svg:y1="7.474cm" svg:x2="6.473cm" svg:y2="7.474cm">
          <text:p/>
        </draw:line>
        <draw:line draw:style-name="gr6" draw:text-style-name="P5" draw:layer="layout" svg:x1="3.51cm" svg:y1="8.215cm" svg:x2="6.473cm" svg:y2="8.215cm">
          <text:p/>
        </draw:line>
        <draw:line draw:style-name="gr6" draw:text-style-name="P5" draw:layer="layout" svg:x1="3.563cm" svg:y1="10.279cm" svg:x2="6.473cm" svg:y2="10.279cm">
          <text:p/>
        </draw:line>
        <draw:rect draw:style-name="gr15" draw:text-style-name="P19" draw:layer="layout" svg:width="2.963cm" svg:height="0.423cm" svg:x="3.51cm" svg:y="8.797cm">
          <text:p/>
        </draw:rect>
        <draw:rect draw:style-name="gr6" draw:text-style-name="P5" draw:layer="layout" svg:width="2.963cm" svg:height="4.921cm" svg:x="11.289cm" svg:y="5.94cm">
          <text:p/>
        </draw:rect>
        <draw:line draw:style-name="gr6" draw:text-style-name="P5" draw:layer="layout" svg:x1="11.289cm" svg:y1="7.422cm" svg:x2="14.252cm" svg:y2="7.422cm">
          <text:p/>
        </draw:line>
        <draw:line draw:style-name="gr6" draw:text-style-name="P5" draw:layer="layout" svg:x1="11.289cm" svg:y1="8.162cm" svg:x2="14.252cm" svg:y2="8.162cm">
          <text:p/>
        </draw:line>
        <draw:line draw:style-name="gr6" draw:text-style-name="P5" draw:layer="layout" svg:x1="11.342cm" svg:y1="10.226cm" svg:x2="14.252cm" svg:y2="10.226cm">
          <text:p/>
        </draw:line>
        <draw:rect draw:style-name="gr15" draw:text-style-name="P19" draw:layer="layout" svg:width="2.963cm" svg:height="0.423cm" svg:x="11.289cm" svg:y="8.744cm">
          <text:p/>
        </draw:rect>
        <draw:rect draw:style-name="gr6" draw:text-style-name="P5" draw:layer="layout" svg:width="2.963cm" svg:height="4.921cm" svg:x="18.486cm" svg:y="5.834cm">
          <text:p/>
        </draw:rect>
        <draw:line draw:style-name="gr6" draw:text-style-name="P5" draw:layer="layout" svg:x1="18.486cm" svg:y1="7.316cm" svg:x2="21.449cm" svg:y2="7.316cm">
          <text:p/>
        </draw:line>
        <draw:line draw:style-name="gr6" draw:text-style-name="P5" draw:layer="layout" svg:x1="18.486cm" svg:y1="8.057cm" svg:x2="21.449cm" svg:y2="8.057cm">
          <text:p/>
        </draw:line>
        <draw:line draw:style-name="gr6" draw:text-style-name="P5" draw:layer="layout" svg:x1="18.538cm" svg:y1="10.12cm" svg:x2="21.449cm" svg:y2="10.12cm">
          <text:p/>
        </draw:line>
        <draw:rect draw:style-name="gr14" draw:text-style-name="P18" draw:layer="layout" svg:width="2.963cm" svg:height="0.423cm" svg:x="18.486cm" svg:y="8.639cm">
          <text:p/>
        </draw:rect>
        <draw:rect draw:style-name="gr14" draw:text-style-name="P18" draw:layer="layout" svg:width="2.963cm" svg:height="0.423cm" svg:x="11.289cm" svg:y="9.221cm">
          <text:p/>
        </draw:rect>
        <draw:line draw:style-name="gr11" draw:text-style-name="P5" draw:layer="layout" svg:x1="6.473cm" svg:y1="9.009cm" svg:x2="10.125cm" svg:y2="13.824cm">
          <text:p/>
        </draw:line>
        <draw:line draw:style-name="gr34" draw:text-style-name="P5" draw:layer="layout" svg:x1="10.87cm" svg:y1="9.009cm" svg:x2="10.87cm" svg:y2="13.877cm">
          <text:p/>
        </draw:line>
        <draw:line draw:style-name="gr34" draw:text-style-name="P5" draw:layer="layout" svg:x1="14.68cm" svg:y1="9.432cm" svg:x2="15.311cm" svg:y2="13.877cm">
          <text:p/>
        </draw:line>
        <draw:line draw:style-name="gr11" draw:text-style-name="P5" draw:layer="layout" svg:x1="18.538cm" svg:y1="8.85cm" svg:x2="15.946cm" svg:y2="13.877cm">
          <text:p/>
        </draw:line>
        <draw:frame draw:style-name="gr8" draw:text-style-name="P12" draw:layer="layout" svg:width="0.781cm" svg:height="1.12cm" svg:x="4.648cm" svg:y="6.169cm">
          <draw:text-box>
            <text:p text:style-name="P17"><text:span text:style-name="T8">T</text:span></text:p>
          </draw:text-box>
        </draw:frame>
        <draw:frame draw:style-name="gr8" draw:text-style-name="P5" draw:layer="layout" svg:width="0.781cm" svg:height="1.12cm" svg:x="12.374cm" svg:y="6.063cm">
          <draw:text-box>
            <text:p text:style-name="P34"><text:span text:style-name="T13">T</text:span></text:p>
          </draw:text-box>
        </draw:frame>
        <draw:frame draw:style-name="gr8" draw:text-style-name="P5" draw:layer="layout" svg:width="0.781cm" svg:height="1.12cm" svg:x="19.623cm" svg:y="5.905cm">
          <draw:text-box>
            <text:p text:style-name="P34"><text:span text:style-name="T13">T</text:span></text:p>
          </draw:text-box>
        </draw:frame>
        <draw:frame draw:style-name="gr22" draw:text-style-name="P5" draw:layer="layout" svg:width="0.723cm" svg:height="0.869cm" svg:x="4.648cm" svg:y="7.444cm">
          <draw:text-box>
            <text:p text:style-name="P34"><text:span text:style-name="T13">D</text:span></text:p>
          </draw:text-box>
        </draw:frame>
        <draw:frame draw:style-name="gr22" draw:text-style-name="P5" draw:layer="layout" svg:width="0.723cm" svg:height="0.869cm" svg:x="12.374cm" svg:y="7.391cm">
          <draw:text-box>
            <text:p text:style-name="P34"><text:span text:style-name="T13">D</text:span></text:p>
          </draw:text-box>
        </draw:frame>
        <draw:frame draw:style-name="gr22" draw:text-style-name="P5" draw:layer="layout" svg:width="0.723cm" svg:height="0.869cm" svg:x="19.676cm" svg:y="7.285cm">
          <draw:text-box>
            <text:p text:style-name="P34"><text:span text:style-name="T13">D</text:span></text:p>
          </draw:text-box>
        </draw:frame>
        <draw:frame draw:style-name="gr22" draw:text-style-name="P5" draw:layer="layout" svg:width="0.688cm" svg:height="0.869cm" svg:x="4.754cm" svg:y="10.195cm">
          <draw:text-box>
            <text:p text:style-name="P34"><text:span text:style-name="T8">S</text:span></text:p>
          </draw:text-box>
        </draw:frame>
        <draw:frame draw:style-name="gr22" draw:text-style-name="P5" draw:layer="layout" svg:width="0.688cm" svg:height="0.869cm" svg:x="12.427cm" svg:y="10.142cm">
          <draw:text-box>
            <text:p text:style-name="P34"><text:span text:style-name="T13">S</text:span></text:p>
          </draw:text-box>
        </draw:frame>
        <draw:frame draw:style-name="gr22" draw:text-style-name="P5" draw:layer="layout" svg:width="0.688cm" svg:height="0.869cm" svg:x="19.676cm" svg:y="10.037cm">
          <draw:text-box>
            <text:p text:style-name="P34"><text:span text:style-name="T13">S</text:span></text:p>
          </draw:text-box>
        </draw:frame>
        <draw:frame draw:style-name="gr8" draw:text-style-name="P5" draw:layer="layout" svg:width="1.301cm" svg:height="1.12cm" svg:x="4.436cm" svg:y="4.264cm">
          <draw:text-box>
            <text:p text:style-name="P2"><text:span text:style-name="T5">P1</text:span></text:p>
          </draw:text-box>
        </draw:frame>
        <draw:frame draw:style-name="gr8" draw:text-style-name="P5" draw:layer="layout" svg:width="1.301cm" svg:height="1.12cm" svg:x="12.109cm" svg:y="4.264cm">
          <draw:text-box>
            <text:p text:style-name="P2"><text:span text:style-name="T5">P2</text:span></text:p>
          </draw:text-box>
        </draw:frame>
        <draw:frame draw:style-name="gr8" draw:text-style-name="P5" draw:layer="layout" svg:width="1.301cm" svg:height="1.12cm" svg:x="19.359cm" svg:y="4.211cm">
          <draw:text-box>
            <text:p text:style-name="P2"><text:span text:style-name="T5">P3</text:span></text:p>
          </draw:text-box>
        </draw:frame>
        <draw:line draw:style-name="gr35" draw:text-style-name="P5" draw:layer="layout" svg:x1="14.257cm" svg:y1="9.432cm" svg:x2="14.68cm" svg:y2="9.432cm">
          <text:p/>
        </draw:line>
        <draw:line draw:style-name="gr35" draw:text-style-name="P5" draw:layer="layout" svg:x1="10.87cm" svg:y1="9.009cm" svg:x2="11.293cm" svg:y2="9.009cm">
          <text:p/>
        </draw:line>
        <presentation:notes draw:style-name="dp2">
          <draw:page-thumbnail draw:style-name="gr4" draw:layer="layout" svg:width="13.97cm" svg:height="10.465cm" svg:x="3.81cm" svg:y="2.134cm" draw:page-number="6" presentation:class="page"/>
          <draw:frame presentation:style-name="pr1" draw:text-style-name="P7" draw:layer="layout" svg:width="17.272cm" svg:height="12.573cm" svg:x="2.159cm" svg:y="13.259cm" presentation:class="notes" presentation:user-transformed="true">
            <draw:text-box>
              <text:p text:style-name="P6"><text:span text:style-name="T3">Shared memory </text:span><text:span text:style-name="T3">provides the ability for </text:span><text:span text:style-name="T3">multiple processes to </text:span><text:span text:style-name="T3">map the same portion </text:span><text:span text:style-name="T3">of physical memory </text:span><text:span text:style-name="T3">into their individual </text:span><text:span text:style-name="T3">virtual-address space. <text:s/></text:span><text:span text:style-name="T3">Once this has been </text:span><text:span text:style-name="T3">done, the memory can </text:span><text:span text:style-name="T3">be accessed from the </text:span><text:span text:style-name="T3">processes as if it was </text:span><text:span text:style-name="T3">normal memory.</text:span></text:p>
              <text:p text:style-name="P6"><text:span text:style-name="T3">A process can map </text:span><text:span text:style-name="T3">more than one area of </text:span><text:span text:style-name="T3">shared memory into its </text:span><text:span text:style-name="T3">address space. In the </text:span><text:span text:style-name="T3">slide, we see that </text:span><text:span text:style-name="T3">processes P1 and P2 </text:span><text:span text:style-name="T3">share the same piece of </text:span><text:span text:style-name="T3">memory, and P2 and </text:span><text:span text:style-name="T3">P3 share a different </text:span><text:span text:style-name="T3">memory area.</text:span></text:p>
            </draw:text-box>
          </draw:frame>
        </presentation:notes>
      </draw:page>
      <draw:page draw:name="page7" draw:style-name="dp1" draw:master-page-name="Master0">
        <draw:rect draw:style-name="gr1" draw:text-style-name="P1" draw:layer="layout" svg:width="28.094cm" svg:height="19.711cm" svg:x="0cm" svg:y="0cm">
          <text:p/>
        </draw:rect>
        <draw:frame draw:style-name="gr21" draw:text-style-name="P5" draw:layer="layout" svg:width="16.633cm" svg:height="1.632cm" svg:x="2.192cm" svg:y="1.257cm">
          <draw:text-box>
            <text:p text:style-name="P2"><text:span text:style-name="T1">Me</text:span><text:span text:style-name="T1">mor</text:span><text:span text:style-name="T1">y </text:span><text:span text:style-name="T1">Map</text:span><text:span text:style-name="T1">ped </text:span><text:span text:style-name="T1">File</text:span><text:span text:style-name="T1">s</text:span></text:p>
          </draw:text-box>
        </draw:frame>
        <draw:rect draw:style-name="gr26" draw:text-style-name="P5" draw:layer="layout" svg:width="3.651cm" svg:height="11.007cm" svg:x="2.73cm" svg:y="6.562cm">
          <text:p/>
        </draw:rect>
        <draw:rect draw:style-name="gr6" draw:text-style-name="P5" draw:layer="layout" svg:width="3.493cm" svg:height="3.625cm" svg:x="2.809cm" svg:y="6.641cm">
          <text:p/>
        </draw:rect>
        <draw:rect draw:style-name="gr6" draw:text-style-name="P5" draw:layer="layout" svg:width="3.493cm" svg:height="1.746cm" svg:x="2.809cm" svg:y="10.266cm">
          <text:p/>
        </draw:rect>
        <draw:rect draw:style-name="gr6" draw:text-style-name="P5" draw:layer="layout" svg:width="3.493cm" svg:height="1.561cm" svg:x="2.809cm" svg:y="15.928cm">
          <text:p/>
        </draw:rect>
        <draw:rect draw:style-name="gr18" draw:text-style-name="P24" draw:layer="layout" svg:width="3.493cm" svg:height="1.429cm" svg:x="2.809cm" svg:y="12.991cm">
          <text:p/>
        </draw:rect>
        <draw:frame draw:style-name="gr8" draw:text-style-name="P5" draw:layer="layout" svg:width="2.006cm" svg:height="1.12cm" svg:x="3.378cm" svg:y="7.704cm">
          <draw:text-box>
            <text:p text:style-name="P11"><text:span text:style-name="T12">Text</text:span></text:p>
          </draw:text-box>
        </draw:frame>
        <draw:frame draw:style-name="gr8" draw:text-style-name="P5" draw:layer="layout" svg:width="2.099cm" svg:height="1.12cm" svg:x="3.457cm" svg:y="10.482cm">
          <draw:text-box>
            <text:p text:style-name="P11"><text:span text:style-name="T12">Data</text:span></text:p>
          </draw:text-box>
        </draw:frame>
        <draw:frame draw:style-name="gr8" draw:text-style-name="P5" draw:layer="layout" svg:width="2.522cm" svg:height="1.12cm" svg:x="3.351cm" svg:y="16.091cm">
          <draw:text-box>
            <text:p text:style-name="P11"><text:span text:style-name="T12">Stack</text:span></text:p>
          </draw:text-box>
        </draw:frame>
        <draw:frame draw:style-name="gr21" draw:text-style-name="P5" draw:layer="layout" svg:width="2.558cm" svg:height="1.632cm" svg:x="3.325cm" svg:y="13.032cm">
          <draw:text-box>
            <text:p text:style-name="P11"><text:span text:style-name="T12">Mapped</text:span></text:p>
            <text:p text:style-name="P2"><text:span text:style-name="T14">File</text:span></text:p>
          </draw:text-box>
        </draw:frame>
        <draw:rect draw:style-name="gr6" draw:text-style-name="P5" draw:layer="layout" svg:width="2.143cm" svg:height="1.191cm" svg:x="10.032cm" svg:y="5.424cm">
          <text:p/>
        </draw:rect>
        <draw:rect draw:style-name="gr6" draw:text-style-name="P5" draw:layer="layout" svg:width="2.143cm" svg:height="1.191cm" svg:x="10.032cm" svg:y="6.588cm">
          <text:p/>
        </draw:rect>
        <draw:rect draw:style-name="gr6" draw:text-style-name="P5" draw:layer="layout" svg:width="2.143cm" svg:height="1.191cm" svg:x="10.032cm" svg:y="7.752cm">
          <text:p/>
        </draw:rect>
        <draw:rect draw:style-name="gr6" draw:text-style-name="P5" draw:layer="layout" svg:width="2.143cm" svg:height="1.191cm" svg:x="10.032cm" svg:y="8.916cm">
          <text:p/>
        </draw:rect>
        <draw:rect draw:style-name="gr6" draw:text-style-name="P5" draw:layer="layout" svg:width="2.143cm" svg:height="1.191cm" svg:x="10.032cm" svg:y="10.081cm">
          <text:p/>
        </draw:rect>
        <draw:rect draw:style-name="gr6" draw:text-style-name="P5" draw:layer="layout" svg:width="2.143cm" svg:height="1.191cm" svg:x="10.032cm" svg:y="11.245cm">
          <text:p/>
        </draw:rect>
        <draw:rect draw:style-name="gr6" draw:text-style-name="P5" draw:layer="layout" svg:width="2.143cm" svg:height="1.191cm" svg:x="10.032cm" svg:y="12.409cm">
          <text:p/>
        </draw:rect>
        <draw:rect draw:style-name="gr6" draw:text-style-name="P5" draw:layer="layout" svg:width="2.143cm" svg:height="1.191cm" svg:x="10.032cm" svg:y="13.573cm">
          <text:p/>
        </draw:rect>
        <draw:rect draw:style-name="gr6" draw:text-style-name="P5" draw:layer="layout" svg:width="2.143cm" svg:height="1.191cm" svg:x="10.032cm" svg:y="14.737cm">
          <text:p/>
        </draw:rect>
        <draw:rect draw:style-name="gr18" draw:text-style-name="P24" draw:layer="layout" svg:width="2.143cm" svg:height="1.191cm" svg:x="10.032cm" svg:y="15.901cm">
          <text:p/>
        </draw:rect>
        <draw:rect draw:style-name="gr18" draw:text-style-name="P24" draw:layer="layout" svg:width="2.143cm" svg:height="1.191cm" svg:x="10.032cm" svg:y="17.066cm">
          <text:p/>
        </draw:rect>
        <draw:rect draw:style-name="gr6" draw:text-style-name="P5" draw:layer="layout" svg:width="3.413cm" svg:height="1.032cm" svg:x="15.271cm" svg:y="4.048cm">
          <text:p/>
        </draw:rect>
        <draw:rect draw:style-name="gr6" draw:text-style-name="P5" draw:layer="layout" svg:width="3.413cm" svg:height="1.032cm" svg:x="15.271cm" svg:y="5.054cm">
          <text:p/>
        </draw:rect>
        <draw:rect draw:style-name="gr6" draw:text-style-name="P5" draw:layer="layout" svg:width="3.413cm" svg:height="1.032cm" svg:x="15.271cm" svg:y="6.059cm">
          <text:p/>
        </draw:rect>
        <draw:rect draw:style-name="gr6" draw:text-style-name="P5" draw:layer="layout" svg:width="3.413cm" svg:height="1.032cm" svg:x="19.398cm" svg:y="7.699cm">
          <text:p/>
        </draw:rect>
        <draw:rect draw:style-name="gr6" draw:text-style-name="P5" draw:layer="layout" svg:width="3.413cm" svg:height="1.032cm" svg:x="19.398cm" svg:y="8.705cm">
          <text:p/>
        </draw:rect>
        <draw:rect draw:style-name="gr6" draw:text-style-name="P5" draw:layer="layout" svg:width="3.413cm" svg:height="1.032cm" svg:x="19.398cm" svg:y="9.71cm">
          <text:p/>
        </draw:rect>
        <draw:rect draw:style-name="gr6" draw:text-style-name="P5" draw:layer="layout" svg:width="3.413cm" svg:height="1.032cm" svg:x="19.398cm" svg:y="10.716cm">
          <text:p/>
        </draw:rect>
        <draw:rect draw:style-name="gr6" draw:text-style-name="P5" draw:layer="layout" svg:width="3.413cm" svg:height="1.032cm" svg:x="19.398cm" svg:y="11.721cm">
          <text:p/>
        </draw:rect>
        <draw:rect draw:style-name="gr18" draw:text-style-name="P24" draw:layer="layout" svg:width="3.413cm" svg:height="1.032cm" svg:x="15.959cm" svg:y="14.579cm">
          <text:p/>
        </draw:rect>
        <draw:rect draw:style-name="gr18" draw:text-style-name="P24" draw:layer="layout" svg:width="3.413cm" svg:height="1.032cm" svg:x="15.959cm" svg:y="15.584cm">
          <text:p/>
        </draw:rect>
        <draw:line draw:style-name="gr11" draw:text-style-name="P5" draw:layer="layout" svg:x1="6.103cm" svg:y1="7.474cm" svg:x2="10.072cm" svg:y2="6.204cm">
          <text:p/>
        </draw:line>
        <draw:line draw:style-name="gr11" draw:text-style-name="P5" draw:layer="layout" svg:x1="6.209cm" svg:y1="8.639cm" svg:x2="10.072cm" svg:y2="8.533cm">
          <text:p/>
        </draw:line>
        <draw:line draw:style-name="gr11" draw:text-style-name="P5" draw:layer="layout" svg:x1="6.315cm" svg:y1="9.75cm" svg:x2="10.072cm" svg:y2="9.644cm">
          <text:p/>
        </draw:line>
        <draw:line draw:style-name="gr11" draw:text-style-name="P5" draw:layer="layout" svg:x1="6.209cm" svg:y1="10.702cm" svg:x2="10.072cm" svg:y2="14.142cm">
          <text:p/>
        </draw:line>
        <draw:line draw:style-name="gr11" draw:text-style-name="P5" draw:layer="layout" svg:x1="6.209cm" svg:y1="11.655cm" svg:x2="10.072cm" svg:y2="11.655cm">
          <text:p/>
        </draw:line>
        <draw:line draw:style-name="gr11" draw:text-style-name="P5" draw:layer="layout" svg:x1="6.209cm" svg:y1="16.682cm" svg:x2="10.072cm" svg:y2="13.031cm">
          <text:p/>
        </draw:line>
        <draw:line draw:style-name="gr11" draw:text-style-name="P5" draw:layer="layout" svg:x1="6.209cm" svg:y1="13.295cm" svg:x2="10.072cm" svg:y2="16.47cm">
          <text:p/>
        </draw:line>
        <draw:line draw:style-name="gr11" draw:text-style-name="P5" draw:layer="layout" svg:x1="6.103cm" svg:y1="14.142cm" svg:x2="10.072cm" svg:y2="17.687cm">
          <text:p/>
        </draw:line>
        <draw:line draw:style-name="gr29" draw:text-style-name="P5" draw:layer="layout" svg:x1="12.188cm" svg:y1="6.046cm" svg:x2="15.205cm" svg:y2="4.564cm">
          <text:p/>
        </draw:line>
        <draw:line draw:style-name="gr29" draw:text-style-name="P5" draw:layer="layout" svg:x1="12.188cm" svg:y1="8.427cm" svg:x2="15.258cm" svg:y2="5.622cm">
          <text:p/>
        </draw:line>
        <draw:line draw:style-name="gr29" draw:text-style-name="P5" draw:layer="layout" svg:x1="12.188cm" svg:y1="9.591cm" svg:x2="15.258cm" svg:y2="6.628cm">
          <text:p/>
        </draw:line>
        <draw:line draw:style-name="gr19" draw:text-style-name="P5" draw:layer="layout" svg:x1="12.188cm" svg:y1="11.814cm" svg:x2="19.385cm" svg:y2="8.321cm">
          <text:p/>
        </draw:line>
        <draw:line draw:style-name="gr19" draw:text-style-name="P5" draw:layer="layout" svg:x1="12.188cm" svg:y1="14.195cm" svg:x2="19.385cm" svg:y2="10.279cm">
          <text:p/>
        </draw:line>
        <draw:line draw:style-name="gr19" draw:text-style-name="P5" draw:layer="layout" svg:x1="12.188cm" svg:y1="13.031cm" svg:x2="19.385cm" svg:y2="11.284cm">
          <text:p/>
        </draw:line>
        <draw:line draw:style-name="gr19" draw:text-style-name="P5" draw:layer="layout" svg:x1="12.188cm" svg:y1="16.47cm" svg:x2="15.946cm" svg:y2="15.094cm">
          <text:p/>
        </draw:line>
        <draw:line draw:style-name="gr19" draw:text-style-name="P5" draw:layer="layout" svg:x1="12.188cm" svg:y1="17.582cm" svg:x2="15.946cm" svg:y2="16.047cm">
          <text:p/>
        </draw:line>
        <draw:frame draw:style-name="gr21" draw:text-style-name="P5" draw:layer="layout" svg:width="2.875cm" svg:height="1.632cm" svg:x="19.147cm" svg:y="4.533cm">
          <draw:text-box>
            <text:p text:style-name="P11"><text:span text:style-name="T12">Program</text:span></text:p>
            <text:p text:style-name="P11"><text:span text:style-name="T12">File</text:span></text:p>
          </draw:text-box>
        </draw:frame>
        <draw:frame draw:style-name="gr21" draw:text-style-name="P5" draw:layer="layout" svg:width="1.923cm" svg:height="1.632cm" svg:x="23.222cm" svg:y="9.243cm">
          <draw:text-box>
            <text:p text:style-name="P11"><text:span text:style-name="T12">Swap</text:span></text:p>
            <text:p text:style-name="P11"><text:span text:style-name="T12">Area</text:span></text:p>
          </draw:text-box>
        </draw:frame>
        <draw:frame draw:style-name="gr21" draw:text-style-name="P5" draw:layer="layout" svg:width="1.64cm" svg:height="1.632cm" svg:x="19.941cm" svg:y="14.746cm">
          <draw:text-box>
            <text:p text:style-name="P11"><text:span text:style-name="T12">Data</text:span></text:p>
            <text:p text:style-name="P11"><text:span text:style-name="T12">File</text:span></text:p>
          </draw:text-box>
        </draw:frame>
        <draw:line draw:style-name="gr6" draw:text-style-name="P5" draw:layer="layout" svg:x1="19.385cm" svg:y1="7.739cm" svg:x2="19.385cm" svg:y2="7.422cm">
          <text:p/>
        </draw:line>
        <draw:line draw:style-name="gr6" draw:text-style-name="P5" draw:layer="layout" svg:x1="22.798cm" svg:y1="7.739cm" svg:x2="22.798cm" svg:y2="7.395cm">
          <text:p/>
        </draw:line>
        <draw:line draw:style-name="gr6" draw:text-style-name="P5" draw:layer="layout" svg:x1="22.798cm" svg:y1="12.713cm" svg:x2="22.798cm" svg:y2="13.137cm">
          <text:p/>
        </draw:line>
        <draw:line draw:style-name="gr6" draw:text-style-name="P5" draw:layer="layout" svg:x1="19.385cm" svg:y1="12.713cm" svg:x2="19.385cm" svg:y2="13.189cm">
          <text:p/>
        </draw:line>
        <draw:line draw:style-name="gr6" draw:text-style-name="P5" draw:layer="layout" svg:x1="10.045cm" svg:y1="5.464cm" svg:x2="10.045cm" svg:y2="5.146cm">
          <text:p/>
        </draw:line>
        <draw:line draw:style-name="gr6" draw:text-style-name="P5" draw:layer="layout" svg:x1="12.188cm" svg:y1="5.464cm" svg:x2="12.188cm" svg:y2="5.146cm">
          <text:p/>
        </draw:line>
        <draw:line draw:style-name="gr6" draw:text-style-name="P5" draw:layer="layout" svg:x1="12.188cm" svg:y1="18.217cm" svg:x2="12.188cm" svg:y2="18.428cm">
          <text:p/>
        </draw:line>
        <draw:line draw:style-name="gr6" draw:text-style-name="P5" draw:layer="layout" svg:x1="10.072cm" svg:y1="18.217cm" svg:x2="10.072cm" svg:y2="18.534cm">
          <text:p/>
        </draw:line>
        <draw:frame draw:style-name="gr22" draw:text-style-name="P27" draw:layer="layout" svg:width="2.699cm" svg:height="0.869cm" svg:x="9.728cm" svg:y="3.898cm">
          <draw:text-box>
            <text:p text:style-name="P26"><text:span text:style-name="T12">Memory</text:span></text:p>
          </draw:text-box>
        </draw:frame>
        <presentation:notes draw:style-name="dp2">
          <draw:page-thumbnail draw:style-name="gr4" draw:layer="layout" svg:width="13.97cm" svg:height="10.465cm" svg:x="3.81cm" svg:y="2.134cm" draw:page-number="7" presentation:class="page"/>
          <draw:frame presentation:style-name="pr1" draw:text-style-name="P7" draw:layer="layout" svg:width="17.272cm" svg:height="12.573cm" svg:x="2.159cm" svg:y="13.259cm" presentation:class="notes" presentation:user-transformed="true">
            <draw:text-box>
              <text:p text:style-name="P6"><text:span text:style-name="T3">From the programmer's </text:span><text:span text:style-name="T3">point of view, the most </text:span><text:span text:style-name="T3">visible aspect of the </text:span><text:span text:style-name="T3">new VM system is the </text:span><text:span text:style-name="T3">ability to incorporate </text:span><text:span text:style-name="T3">files into a process's </text:span><text:span text:style-name="T3">virtual memory, so that </text:span><text:span text:style-name="T3">their contents become </text:span><text:span text:style-name="T3">immediately available </text:span><text:span text:style-name="T3">through virtual </text:span><text:span text:style-name="T3">addresses. <text:s/>A file is </text:span><text:span text:style-name="T3">"mapped" into an </text:span><text:span text:style-name="T3">unused part of the </text:span><text:span text:style-name="T3">virtual address space, </text:span><text:span text:style-name="T3">and then its contents </text:span><text:span text:style-name="T3">are accessible to the </text:span><text:span text:style-name="T3">process without the </text:span><text:span text:style-name="T3">need for </text:span><text:span text:style-name="T15">read()</text:span><text:span text:style-name="T3"> and </text:span><text:span text:style-name="T15">write()</text:span><text:span text:style-name="T3"> calls. When </text:span><text:span text:style-name="T3">a virtual address in this </text:span><text:span text:style-name="T3">"region" is accessed, </text:span><text:span text:style-name="T3">the appropriate page </text:span><text:span text:style-name="T3">from the file is copied </text:span><text:span text:style-name="T3">into memory in </text:span><text:span text:style-name="T3">exactly the same way </text:span><text:span text:style-name="T3">as other memory is </text:span><text:span text:style-name="T3">copied in from the </text:span><text:span text:style-name="T3">swap area on a page </text:span><text:span text:style-name="T3">fault.</text:span></text:p>
              <text:p text:style-name="P6"><text:span text:style-name="T3">This method has been </text:span><text:span text:style-name="T3">extended as the main </text:span><text:span text:style-name="T3">means of transferring </text:span><text:span text:style-name="T3">data and instructions </text:span><text:span text:style-name="T3">to and from files. </text:span><text:span text:style-name="T3">When a program is </text:span><text:span text:style-name="T3">executed, using the </text:span><text:span text:style-name="T15">exec()</text:span><text:span text:style-name="T3"> call, it is only </text:span><text:span text:style-name="T3">necessary to set up the </text:span><text:span text:style-name="T3">mapping from the </text:span><text:span text:style-name="T3">program file into the </text:span><text:span text:style-name="T3">process's address </text:span><text:span text:style-name="T3">space. When the </text:span><text:span text:style-name="T3">instructions are </text:span><text:span text:style-name="T3">executed, the page-</text:span><text:span text:style-name="T3">fault mechanism </text:span><text:span text:style-name="T3">ensures that the pages </text:span><text:span text:style-name="T3">are read into memory, </text:span><text:span text:style-name="T3">so only those pages </text:span><text:span text:style-name="T3">required by the </text:span><text:span text:style-name="T3">program are copied in.</text:span></text:p>
              <text:p text:style-name="P6"><text:span text:style-name="T3">The new VM system </text:span><text:span text:style-name="T3">also allows for </text:span><text:span text:style-name="T3">sophisticated memory </text:span><text:span text:style-name="T3">sharing between </text:span><text:span text:style-name="T3">processes at a page </text:span><text:span text:style-name="T3">level. Sharing can be </text:span><text:span text:style-name="T3">on a true "shared" </text:span><text:span text:style-name="T3">basis, with both </text:span><text:span text:style-name="T3">processes able to write </text:span><text:span text:style-name="T3">to the memory. </text:span><text:span text:style-name="T3">Alternatively, </text:span><text:span text:style-name="T3">processes can have </text:span><text:span text:style-name="T3">read-only access or </text:span><text:span text:style-name="T3">copy-on-write access, </text:span><text:span text:style-name="T3">where a process that </text:span><text:span text:style-name="T3">updates the memory </text:span><text:span text:style-name="T3">receives its own </text:span><text:span text:style-name="T3">private copy.</text:span></text:p>
            </draw:text-box>
          </draw:frame>
        </presentation:notes>
      </draw:page>
      <draw:page draw:name="page8" draw:style-name="dp1" draw:master-page-name="Master0">
        <draw:rect draw:style-name="gr1" draw:text-style-name="P1" draw:layer="layout" svg:width="28.094cm" svg:height="19.711cm" svg:x="0cm" svg:y="0cm">
          <text:p/>
        </draw:rect>
        <draw:rect draw:style-name="gr36" draw:text-style-name="P1" draw:layer="layout" svg:width="3.175cm" svg:height="10.583cm" svg:x="6.421cm" svg:y="3.506cm">
          <text:p/>
        </draw:rect>
        <draw:rect draw:style-name="gr37" draw:text-style-name="P35" draw:layer="layout" svg:width="3.175cm" svg:height="2.328cm" svg:x="6.421cm" svg:y="6.046cm">
          <text:p/>
        </draw:rect>
        <draw:frame draw:style-name="gr2" draw:text-style-name="P3" draw:layer="layout" svg:width="24.489cm" svg:height="2.957cm" svg:x="2.051cm" svg:y="1.257cm">
          <draw:text-box>
            <text:p text:style-name="P2"><text:span text:style-name="T1">Shar</text:span><text:span text:style-name="T1">ed </text:span><text:span text:style-name="T1">and </text:span><text:span text:style-name="T1">Priv</text:span><text:span text:style-name="T1">ate </text:span><text:span text:style-name="T1">Map</text:span><text:span text:style-name="T1">ping</text:span><text:span text:style-name="T1">s</text:span></text:p>
          </draw:text-box>
        </draw:frame>
        <draw:rect draw:style-name="gr36" draw:text-style-name="P1" draw:layer="layout" svg:width="3.175cm" svg:height="10.583cm" svg:x="5.151cm" svg:y="5.622cm">
          <text:p/>
        </draw:rect>
        <draw:rect draw:style-name="gr37" draw:text-style-name="P35" draw:layer="layout" svg:width="3.175cm" svg:height="2.328cm" svg:x="5.151cm" svg:y="7.739cm">
          <text:p/>
        </draw:rect>
        <draw:rect draw:style-name="gr36" draw:text-style-name="P1" draw:layer="layout" svg:width="3.175cm" svg:height="2.328cm" svg:x="12.453cm" svg:y="7.739cm">
          <text:p/>
        </draw:rect>
        <draw:rect draw:style-name="gr36" draw:text-style-name="P1" draw:layer="layout" svg:width="3.175cm" svg:height="2.328cm" svg:x="12.453cm" svg:y="13.242cm">
          <text:p/>
        </draw:rect>
        <draw:ellipse draw:style-name="gr37" draw:text-style-name="P35" draw:layer="layout" svg:width="3.81cm" svg:height="1.058cm" svg:x="20.391cm" svg:y="6.681cm">
          <text:p/>
        </draw:ellipse>
        <draw:ellipse draw:style-name="gr14" draw:text-style-name="P18" draw:layer="layout" svg:width="3.81cm" svg:height="1.058cm" svg:x="20.391cm" svg:y="10.702cm">
          <text:p/>
        </draw:ellipse>
        <draw:line draw:style-name="gr6" draw:text-style-name="P5" draw:layer="layout" svg:x1="20.391cm" svg:y1="7.316cm" svg:x2="20.391cm" svg:y2="11.337cm">
          <text:p/>
        </draw:line>
        <draw:line draw:style-name="gr6" draw:text-style-name="P5" draw:layer="layout" svg:x1="24.201cm" svg:y1="7.316cm" svg:x2="24.201cm" svg:y2="11.337cm">
          <text:p/>
        </draw:line>
        <draw:frame draw:style-name="gr38" draw:text-style-name="P5" draw:layer="layout" svg:width="3.598cm" svg:height="0.904cm" svg:x="20.496cm" svg:y="8.877cm">
          <draw:text-box>
            <text:p text:style-name="P36"><text:span text:style-name="T16">filesystem</text:span></text:p>
          </draw:text-box>
        </draw:frame>
        <draw:ellipse draw:style-name="gr37" draw:text-style-name="P35" draw:layer="layout" svg:width="3.81cm" svg:height="1.058cm" svg:x="20.391cm" svg:y="12.607cm">
          <text:p/>
        </draw:ellipse>
        <draw:ellipse draw:style-name="gr14" draw:text-style-name="P18" draw:layer="layout" svg:width="3.81cm" svg:height="1.058cm" svg:x="20.391cm" svg:y="16.629cm">
          <text:p/>
        </draw:ellipse>
        <draw:line draw:style-name="gr6" draw:text-style-name="P5" draw:layer="layout" svg:x1="20.391cm" svg:y1="13.242cm" svg:x2="20.391cm" svg:y2="17.264cm">
          <text:p/>
        </draw:line>
        <draw:line draw:style-name="gr6" draw:text-style-name="P5" draw:layer="layout" svg:x1="24.201cm" svg:y1="13.242cm" svg:x2="24.201cm" svg:y2="17.264cm">
          <text:p/>
        </draw:line>
        <draw:frame draw:style-name="gr38" draw:text-style-name="P5" draw:layer="layout" svg:width="3.598cm" svg:height="0.904cm" svg:x="20.496cm" svg:y="14.803cm">
          <draw:text-box>
            <text:p text:style-name="P36"><text:span text:style-name="T16">swap</text:span></text:p>
          </draw:text-box>
        </draw:frame>
        <draw:line draw:style-name="gr34" draw:text-style-name="P5" draw:layer="layout" svg:x1="8.961cm" svg:y1="9.009cm" svg:x2="11.924cm" svg:y2="9.009cm">
          <text:p/>
        </draw:line>
        <draw:line draw:style-name="gr34" draw:text-style-name="P5" draw:layer="layout" svg:x1="14.041cm" svg:y1="10.702cm" svg:x2="14.041cm" svg:y2="12.819cm">
          <text:p/>
        </draw:line>
        <draw:line draw:style-name="gr39" draw:text-style-name="P5" draw:layer="layout" svg:x1="15.946cm" svg:y1="9.009cm" svg:x2="19.756cm" svg:y2="9.009cm">
          <text:p/>
        </draw:line>
        <draw:line draw:style-name="gr39" draw:text-style-name="P5" draw:layer="layout" svg:x1="15.946cm" svg:y1="14.512cm" svg:x2="19.756cm" svg:y2="14.512cm">
          <text:p/>
        </draw:line>
        <draw:frame draw:style-name="gr40" draw:text-style-name="P5" draw:layer="layout" svg:width="3.175cm" svg:height="1.978cm" svg:x="12.453cm" svg:y="7.951cm">
          <draw:text-box>
            <text:p text:style-name="P36"><text:span text:style-name="T16">MAP</text:span></text:p>
            <text:p text:style-name="P36"><text:span text:style-name="T16">SHARED</text:span></text:p>
          </draw:text-box>
        </draw:frame>
        <draw:frame draw:style-name="gr40" draw:text-style-name="P5" draw:layer="layout" svg:width="3.387cm" svg:height="1.978cm" svg:x="12.347cm" svg:y="13.454cm">
          <draw:text-box>
            <text:p text:style-name="P36"><text:span text:style-name="T16">MAP</text:span></text:p>
            <text:p text:style-name="P36"><text:span text:style-name="T16">PRIVATE</text:span></text:p>
          </draw:text-box>
        </draw:frame>
        <draw:line draw:style-name="gr34" draw:text-style-name="P5" draw:layer="layout" svg:x1="9.926cm" svg:y1="7.245cm" svg:x2="11.805cm" svg:y2="8.233cm">
          <text:p/>
        </draw:line>
        <draw:frame draw:style-name="gr41" draw:text-style-name="P5" draw:layer="layout" svg:width="3.175cm" svg:height="0.789cm" svg:x="6.421cm" svg:y="3.823cm">
          <draw:text-box>
            <text:p text:style-name="P37"><text:span text:style-name="T17">process 2</text:span></text:p>
          </draw:text-box>
        </draw:frame>
        <draw:frame draw:style-name="gr41" draw:text-style-name="P5" draw:layer="layout" svg:width="3.175cm" svg:height="0.789cm" svg:x="5.151cm" svg:y="5.94cm">
          <draw:text-box>
            <text:p text:style-name="P37"><text:span text:style-name="T17">process 1</text:span></text:p>
          </draw:text-box>
        </draw:frame>
        <draw:line draw:style-name="gr42" draw:text-style-name="P5" draw:layer="layout" svg:x1="8.961cm" svg:y1="9.856cm" svg:x2="11.712cm" svg:y2="14.301cm">
          <text:p/>
        </draw:line>
        <draw:frame draw:style-name="gr43" draw:text-style-name="P5" draw:layer="layout" svg:width="4.233cm" svg:height="1.482cm" svg:x="11.924cm" svg:y="15.782cm">
          <draw:text-box>
            <text:p text:style-name="P36"><text:span text:style-name="T18">private copy </text:span><text:span text:style-name="T18">for process </text:span><text:span text:style-name="T18">1</text:span></text:p>
          </draw:text-box>
        </draw:frame>
        <presentation:notes draw:style-name="dp2">
          <draw:page-thumbnail draw:style-name="gr4" draw:layer="layout" svg:width="13.97cm" svg:height="10.465cm" svg:x="3.81cm" svg:y="2.134cm" draw:page-number="8" presentation:class="page"/>
          <draw:frame presentation:style-name="pr1" draw:text-style-name="P7" draw:layer="layout" svg:width="17.272cm" svg:height="12.573cm" svg:x="2.159cm" svg:y="13.259cm" presentation:class="notes" presentation:user-transformed="true">
            <draw:text-box>
              <text:p text:style-name="P6"><text:span text:style-name="T3">The </text:span><text:span text:style-name="T15">mmap()</text:span><text:span text:style-name="T3"> system </text:span><text:span text:style-name="T3">provides the </text:span><text:span text:style-name="T15">MAP_PRIVATE</text:span><text:span text:style-name="T3"> and </text:span><text:span text:style-name="T15">MAP_SHARED</text:span><text:span text:style-name="T3"> options </text:span><text:span text:style-name="T3">for choosing a memory </text:span><text:span text:style-name="T3">mapping. It is </text:span><text:span text:style-name="T3">important that you </text:span><text:span text:style-name="T3">understand the </text:span><text:span text:style-name="T3">difference between </text:span><text:span text:style-name="T3">these options.</text:span></text:p>
              <text:p text:style-name="P6"><text:span text:style-name="T3">Use </text:span><text:span text:style-name="T15">MAP_SHARED</text:span><text:span text:style-name="T3"> if </text:span><text:span text:style-name="T3">you want to share the </text:span><text:span text:style-name="T3">changes you make to </text:span><text:span text:style-name="T3">the mapped object </text:span><text:span text:style-name="T3">with other processes. </text:span><text:span text:style-name="T3">Objects mapped in this </text:span><text:span text:style-name="T3">way are backed up on </text:span><text:span text:style-name="T3">the files themselves. If </text:span><text:span text:style-name="T3">multiple processes </text:span><text:span text:style-name="T3">map the same file and </text:span><text:span text:style-name="T3">wish to share changes </text:span><text:span text:style-name="T3">made amongst </text:span><text:span text:style-name="T3">themselves, then they </text:span><text:span text:style-name="T3">must all use </text:span><text:span text:style-name="T15">MAP_SHARED</text:span><text:span text:style-name="T3">.</text:span></text:p>
              <text:p text:style-name="P6"><text:span text:style-name="T3">If you do not want to </text:span><text:span text:style-name="T3">share the changes </text:span><text:span text:style-name="T3">made to the pages in </text:span><text:span text:style-name="T3">your mapping, you can </text:span><text:span text:style-name="T3">use </text:span><text:span text:style-name="T15">MAP_PRIVATE</text:span><text:span text:style-name="T3">. </text:span><text:span text:style-name="T3">Any pages that you </text:span><text:span text:style-name="T3">change, having </text:span><text:span text:style-name="T3">mapped them using </text:span><text:span text:style-name="T15">MAP_PRIVATE</text:span><text:span text:style-name="T3">, are </text:span><text:span text:style-name="T3">backed up on the swap </text:span><text:span text:style-name="T3">area. The changes are </text:span><text:span text:style-name="T3">visible to your process </text:span><text:span text:style-name="T3">only, and will not </text:span><text:span text:style-name="T3">survive beyond the </text:span><text:span text:style-name="T3">end of the process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" svg:font-family="Courier"/>
    <style:font-face style:name="Courier New" svg:font-family="'Courier New'"/>
    <style:font-face style:name="Helv" svg:font-family="Helv"/>
    <style:font-face style:name="Helvetica" svg:font-family="Helvetica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1131 1580" svg:d="M1013 1491l118 89-567-1580-564 1580 114-85 136-68 148-46 161-17 161 13 153 46z"/>
    <draw:stroke-dash draw:name="Dash_5f_0" draw:display-name="Dash_0" draw:style="rect" draw:dots1="1" draw:dots1-length="0.071cm" draw:distance="0.071cm"/>
    <draw:stroke-dash draw:name="Dash_5f_1" draw:display-name="Dash_1" draw:style="rect" draw:dots1="1" draw:dots1-length="0.282cm" draw:distance="0.28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0-background" style:family="presentation">
      <style:graphic-properties draw:stroke="none" draw:fill="none"/>
      <style:text-properties style:letter-kerning="true"/>
    </style:style>
    <style:style style:name="Master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0-outline1" style:family="presentation">
      <style:graphic-properties draw:stroke="none" draw:fill="none" draw:auto-grow-height="false" draw:fit-to-size="shrink-to-fit" style:shrink-to-fit="true">
        <text:list-style style:name="Master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0-outline2" style:family="presentation" style:parent-style-name="Master0-outline1">
      <style:paragraph-properties fo:margin-top="0.4cm" fo:margin-bottom="0cm"/>
      <style:text-properties fo:font-size="28pt" style:font-size-asian="28pt" style:font-size-complex="28pt"/>
    </style:style>
    <style:style style:name="Master0-outline3" style:family="presentation" style:parent-style-name="Master0-outline2">
      <style:paragraph-properties fo:margin-top="0.3cm" fo:margin-bottom="0cm"/>
      <style:text-properties fo:font-size="24pt" style:font-size-asian="24pt" style:font-size-complex="24pt"/>
    </style:style>
    <style:style style:name="Master0-outline4" style:family="presentation" style:parent-style-name="Master0-outline3">
      <style:paragraph-properties fo:margin-top="0.2cm" fo:margin-bottom="0cm"/>
      <style:text-properties fo:font-size="20pt" style:font-size-asian="20pt" style:font-size-complex="20pt"/>
    </style:style>
    <style:style style:name="Master0-outline5" style:family="presentation" style:parent-style-name="Master0-outline4">
      <style:paragraph-properties fo:margin-top="0.1cm" fo:margin-bottom="0cm"/>
      <style:text-properties fo:font-size="20pt" style:font-size-asian="20pt" style:font-size-complex="20pt"/>
    </style:style>
    <style:style style:name="Master0-outline6" style:family="presentation" style:parent-style-name="Master0-outline5">
      <style:paragraph-properties fo:margin-top="0.1cm" fo:margin-bottom="0cm"/>
      <style:text-properties fo:font-size="20pt" style:font-size-asian="20pt" style:font-size-complex="20pt"/>
    </style:style>
    <style:style style:name="Master0-outline7" style:family="presentation" style:parent-style-name="Master0-outline6">
      <style:paragraph-properties fo:margin-top="0.1cm" fo:margin-bottom="0cm"/>
      <style:text-properties fo:font-size="20pt" style:font-size-asian="20pt" style:font-size-complex="20pt"/>
    </style:style>
    <style:style style:name="Master0-outline8" style:family="presentation" style:parent-style-name="Master0-outline7">
      <style:paragraph-properties fo:margin-top="0.1cm" fo:margin-bottom="0cm"/>
      <style:text-properties fo:font-size="20pt" style:font-size-asian="20pt" style:font-size-complex="20pt"/>
    </style:style>
    <style:style style:name="Master0-outline9" style:family="presentation" style:parent-style-name="Master0-outline8">
      <style:paragraph-properties fo:margin-top="0.1cm" fo:margin-bottom="0cm"/>
      <style:text-properties fo:font-size="20pt" style:font-size-asian="20pt" style:font-size-complex="20pt"/>
    </style:style>
    <style:style style:name="Master0-subtitle" style:family="presentation">
      <style:graphic-properties draw:stroke="none" draw:fill="none" draw:textarea-vertical-align="middle">
        <text:list-style style:name="Master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0-title" style:family="presentation">
      <style:graphic-properties draw:stroke="none" draw:fill="none" draw:textarea-vertical-align="middle">
        <text:list-style style:name="Master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2.54cm" fo:margin-bottom="2.54cm" fo:margin-left="2.54cm" fo:margin-right="2.54cm" fo:page-width="28.094cm" fo:page-height="19.71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opacity="100%" draw:shadow="hidden"/>
    </style:style>
    <style:style style:name="Mgr4" style:family="graphic" style:parent-style-name="standard">
      <style:graphic-properties draw:stroke="solid" svg:stroke-width="0.035cm" svg:stroke-color="#fc0128" draw:fill="none" fo:padding-top="0.142cm" fo:padding-bottom="0.142cm" fo:padding-left="0.267cm" fo:padding-right="0.267cm" draw:shadow="hidden"/>
    </style:style>
    <style:style style:name="Mpr1" style:family="presentation" style:parent-style-name="Master0-backgroundobjects">
      <style:graphic-properties draw:stroke="none" draw:fill="none" draw:fill-color="#ffffff" draw:auto-grow-height="false" fo:min-height="1.397cm"/>
    </style:style>
    <style:style style:name="Mpr2" style:family="presentation" style:parent-style-name="Master0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100%"/>
    </style:style>
    <style:style style:name="MP6" style:family="paragraph">
      <loext:graphic-properties draw:fill="non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Master0" style:page-layout-name="PM1" draw:style-name="Mdp1">
      <draw:rect draw:style-name="Mgr3" draw:text-style-name="MP5" draw:layer="layout" svg:width="28.094cm" svg:height="19.711cm" svg:x="0cm" svg:y="0cm">
        <text:p/>
      </draw:rect>
      <draw:line draw:style-name="Mgr4" draw:text-style-name="MP6" draw:layer="layout" svg:x1="2.187cm" svg:y1="2.871cm" svg:x2="25.471cm" svg:y2="2.871cm">
        <text:p/>
      </draw:line>
      <draw:frame presentation:style-name="Master0-title" draw:layer="backgroundobjects" svg:width="22.85cm" svg:height="2.442cm" svg:x="2.29cm" svg:y="3.04cm" presentation:class="title" presentation:placeholder="true">
        <draw:text-box/>
      </draw:frame>
      <draw:frame presentation:style-name="Master0-outline1" draw:layer="backgroundobjects" svg:width="20.711cm" svg:height="8.484cm" svg:x="3.69cm" svg:y="5.963cm" presentation:class="outline" presentation:placeholder="true">
        <draw:text-box/>
      </draw:frame>
      <presentation:notes style:page-layout-name="PM0">
        <draw:page-thumbnail presentation:style-name="Master0-title" draw:layer="backgroundobjects" svg:width="18.624cm" svg:height="10.476cm" svg:x="1.482cm" svg:y="2.123cm" presentation:class="page"/>
        <draw:frame presentation:style-name="Master0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4-19T14:07:18.412514991</dc:date>
    <meta:editing-duration>PT3M51S</meta:editing-duration>
    <meta:editing-cycles>1</meta:editing-cycles>
    <meta:document-statistic meta:object-count="334"/>
    <meta:generator>LibreOffice/6.0.7.3$Linux_X86_64 LibreOffice_project/00m0$Build-3</meta:generator>
  </office:meta>
</office:document-meta>
</file>